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177.79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144.6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51.14pt"/>
    </style:style>
    <style:style style:name="co15" style:family="table-column">
      <style:table-column-properties fo:break-before="auto" style:column-width="81.3pt"/>
    </style:style>
    <style:style style:name="co16" style:family="table-column">
      <style:table-column-properties fo:break-before="auto" style:column-width="77.41pt"/>
    </style:style>
    <style:style style:name="co17" style:family="table-column">
      <style:table-column-properties fo:break-before="auto" style:column-width="130.71pt"/>
    </style:style>
    <style:style style:name="co18" style:family="table-column">
      <style:table-column-properties fo:break-before="auto" style:column-width="150.01pt"/>
    </style:style>
    <style:style style:name="co19" style:family="table-column">
      <style:table-column-properties fo:break-before="auto" style:column-width="129.91pt"/>
    </style:style>
    <style:style style:name="co20" style:family="table-column">
      <style:table-column-properties fo:break-before="auto" style:column-width="134.56pt"/>
    </style:style>
    <style:style style:name="co21" style:family="table-column">
      <style:table-column-properties fo:break-before="auto" style:column-width="120.64pt"/>
    </style:style>
    <style:style style:name="co22" style:family="table-column">
      <style:table-column-properties fo:break-before="auto" style:column-width="274.25pt"/>
    </style:style>
    <style:style style:name="co23" style:family="table-column">
      <style:table-column-properties fo:break-before="auto" style:column-width="160.81pt"/>
    </style:style>
    <style:style style:name="co24" style:family="table-column">
      <style:table-column-properties fo:break-before="auto" style:column-width="133.74pt"/>
    </style:style>
    <style:style style:name="co25" style:family="table-column">
      <style:table-column-properties fo:break-before="auto" style:column-width="137.65pt"/>
    </style:style>
    <style:style style:name="co26" style:family="table-column">
      <style:table-column-properties fo:break-before="auto" style:column-width="260.39pt"/>
    </style:style>
    <style:style style:name="co27" style:family="table-column">
      <style:table-column-properties fo:break-before="auto" style:column-width="183.2pt"/>
    </style:style>
    <style:style style:name="co28" style:family="table-column">
      <style:table-column-properties fo:break-before="auto" style:column-width="139.95pt"/>
    </style:style>
    <style:style style:name="co29" style:family="table-column">
      <style:table-column-properties fo:break-before="auto" style:column-width="151.54pt"/>
    </style:style>
    <style:style style:name="co30" style:family="table-column">
      <style:table-column-properties fo:break-before="auto" style:column-width="218.69pt"/>
    </style:style>
    <style:style style:name="co31" style:family="table-column">
      <style:table-column-properties fo:break-before="auto" style:column-width="126.06pt"/>
    </style:style>
    <style:style style:name="co32" style:family="table-column">
      <style:table-column-properties fo:break-before="auto" style:column-width="76.65pt"/>
    </style:style>
    <style:style style:name="co33" style:family="table-column">
      <style:table-column-properties fo:break-before="auto" style:column-width="148.45pt"/>
    </style:style>
    <style:style style:name="co34" style:family="table-column">
      <style:table-column-properties fo:break-before="auto" style:column-width="146.89pt"/>
    </style:style>
    <style:style style:name="co35" style:family="table-column">
      <style:table-column-properties fo:break-before="auto" style:column-width="174.7pt"/>
    </style:style>
    <style:style style:name="co36" style:family="table-column">
      <style:table-column-properties fo:break-before="auto" style:column-width="215.6pt"/>
    </style:style>
    <style:style style:name="co37" style:family="table-column">
      <style:table-column-properties fo:break-before="auto" style:column-width="109.84pt"/>
    </style:style>
    <style:style style:name="co38" style:family="table-column">
      <style:table-column-properties fo:break-before="auto" style:column-width="54.26pt"/>
    </style:style>
    <style:style style:name="co39" style:family="table-column">
      <style:table-column-properties fo:break-before="auto" style:column-width="83.59pt"/>
    </style:style>
    <style:style style:name="co40" style:family="table-column">
      <style:table-column-properties fo:break-before="auto" style:column-width="179.29pt"/>
    </style:style>
    <style:style style:name="co41" style:family="table-column">
      <style:table-column-properties fo:break-before="auto" style:column-width="99.04pt"/>
    </style:style>
    <style:style style:name="co42" style:family="table-column">
      <style:table-column-properties fo:break-before="auto" style:column-width="108.31pt"/>
    </style:style>
    <style:style style:name="co43" style:family="table-column">
      <style:table-column-properties fo:break-before="auto" style:column-width="94.39pt"/>
    </style:style>
    <style:style style:name="co44" style:family="table-column">
      <style:table-column-properties fo:break-before="auto" style:column-width="126.85pt"/>
    </style:style>
    <style:style style:name="co45" style:family="table-column">
      <style:table-column-properties fo:break-before="auto" style:column-width="147.66pt"/>
    </style:style>
    <style:style style:name="co46" style:family="table-column">
      <style:table-column-properties fo:break-before="auto" style:column-width="199.39pt"/>
    </style:style>
    <style:style style:name="co47" style:family="table-column">
      <style:table-column-properties fo:break-before="auto" style:column-width="187.06pt"/>
    </style:style>
    <style:style style:name="co48" style:family="table-column">
      <style:table-column-properties fo:break-before="auto" style:column-width="163.11pt"/>
    </style:style>
    <style:style style:name="co49" style:family="table-column">
      <style:table-column-properties fo:break-before="auto" style:column-width="200.95pt"/>
    </style:style>
    <style:style style:name="co50" style:family="table-column">
      <style:table-column-properties fo:break-before="auto" style:column-width="184.71pt"/>
    </style:style>
    <style:style style:name="co51" style:family="table-column">
      <style:table-column-properties fo:break-before="auto" style:column-width="236.44pt"/>
    </style:style>
    <style:style style:name="co52" style:family="table-column">
      <style:table-column-properties fo:break-before="auto" style:column-width="240.29pt"/>
    </style:style>
    <style:style style:name="co53" style:family="table-column">
      <style:table-column-properties fo:break-before="auto" style:column-width="200.15pt"/>
    </style:style>
    <style:style style:name="co54" style:family="table-column">
      <style:table-column-properties fo:break-before="auto" style:column-width="238pt"/>
    </style:style>
    <style:style style:name="co55" style:family="table-column">
      <style:table-column-properties fo:break-before="auto" style:column-width="159.99pt"/>
    </style:style>
    <style:style style:name="co56" style:family="table-column">
      <style:table-column-properties fo:break-before="auto" style:column-width="86.71pt"/>
    </style:style>
    <style:style style:name="co57" style:family="table-column">
      <style:table-column-properties fo:break-before="auto" style:column-width="163.9pt"/>
    </style:style>
    <style:style style:name="co58" style:family="table-column">
      <style:table-column-properties fo:break-before="auto" style:column-width="123.76pt"/>
    </style:style>
    <style:style style:name="co59" style:family="table-column">
      <style:table-column-properties fo:break-before="auto" style:column-width="161.55pt"/>
    </style:style>
    <style:style style:name="co60" style:family="table-column">
      <style:table-column-properties fo:break-before="auto" style:column-width="183.94pt"/>
    </style:style>
    <style:style style:name="co61" style:family="table-column">
      <style:table-column-properties fo:break-before="auto" style:column-width="180.11pt"/>
    </style:style>
    <style:style style:name="co62" style:family="table-column">
      <style:table-column-properties fo:break-before="auto" style:column-width="93.66pt"/>
    </style:style>
    <style:style style:name="co63" style:family="table-column">
      <style:table-column-properties fo:break-before="auto" style:column-width="85.89pt"/>
    </style:style>
    <style:style style:name="co64" style:family="table-column">
      <style:table-column-properties fo:break-before="auto" style:column-width="204.8pt"/>
    </style:style>
    <style:style style:name="co65" style:family="table-column">
      <style:table-column-properties fo:break-before="auto" style:column-width="196.3pt"/>
    </style:style>
    <style:style style:name="co66" style:family="table-column">
      <style:table-column-properties fo:break-before="auto" style:column-width="239.56pt"/>
    </style:style>
    <style:style style:name="co67" style:family="table-column">
      <style:table-column-properties fo:break-before="auto" style:column-width="177pt"/>
    </style:style>
    <style:style style:name="co68" style:family="table-column">
      <style:table-column-properties fo:break-before="auto" style:column-width="150.75pt"/>
    </style:style>
    <style:style style:name="co69" style:family="table-column">
      <style:table-column-properties fo:break-before="auto" style:column-width="118.35pt"/>
    </style:style>
    <style:style style:name="co70" style:family="table-column">
      <style:table-column-properties fo:break-before="auto" style:column-width="133pt"/>
    </style:style>
    <style:style style:name="co71" style:family="table-column">
      <style:table-column-properties fo:break-before="auto" style:column-width="194pt"/>
    </style:style>
    <style:style style:name="co72" style:family="table-column">
      <style:table-column-properties fo:break-before="auto" style:column-width="103.66pt"/>
    </style:style>
    <style:style style:name="co73" style:family="table-column">
      <style:table-column-properties fo:break-before="auto" style:column-width="214.84pt"/>
    </style:style>
    <style:style style:name="co74" style:family="table-column">
      <style:table-column-properties fo:break-before="auto" style:column-width="141.51pt"/>
    </style:style>
    <style:style style:name="co75" style:family="table-column">
      <style:table-column-properties fo:break-before="auto" style:column-width="96.69pt"/>
    </style:style>
    <style:style style:name="co76" style:family="table-column">
      <style:table-column-properties fo:break-before="auto" style:column-width="128.35pt"/>
    </style:style>
    <style:style style:name="co77" style:family="table-column">
      <style:table-column-properties fo:break-before="auto" style:column-width="165.4pt"/>
    </style:style>
    <style:style style:name="co78" style:family="table-column">
      <style:table-column-properties fo:break-before="auto" style:column-width="202.51pt"/>
    </style:style>
    <style:style style:name="co79" style:family="table-column">
      <style:table-column-properties fo:break-before="auto" style:column-width="164.64pt"/>
    </style:style>
    <style:style style:name="co80" style:family="table-column">
      <style:table-column-properties fo:break-before="auto" style:column-width="52.7pt"/>
    </style:style>
    <style:style style:name="co81" style:family="table-column">
      <style:table-column-properties fo:break-before="auto" style:column-width="195.56pt"/>
    </style:style>
    <style:style style:name="co82" style:family="table-column">
      <style:table-column-properties fo:break-before="auto" style:column-width="210.95pt"/>
    </style:style>
    <style:style style:name="co83" style:family="table-column">
      <style:table-column-properties fo:break-before="auto" style:column-width="109.05pt"/>
    </style:style>
    <style:style style:name="co84" style:family="table-column">
      <style:table-column-properties fo:break-before="auto" style:column-width="156.16pt"/>
    </style:style>
    <style:style style:name="co85" style:family="table-column">
      <style:table-column-properties fo:break-before="auto" style:column-width="224.11pt"/>
    </style:style>
    <style:style style:name="co86" style:family="table-column">
      <style:table-column-properties fo:break-before="auto" style:column-width="102.1pt"/>
    </style:style>
    <style:style style:name="co87" style:family="table-column">
      <style:table-column-properties fo:break-before="auto" style:column-width="113.7pt"/>
    </style:style>
    <style:style style:name="co88" style:family="table-column">
      <style:table-column-properties fo:break-before="auto" style:column-width="257.3pt"/>
    </style:style>
    <style:style style:name="co89" style:family="table-column">
      <style:table-column-properties fo:break-before="auto" style:column-width="153.84pt"/>
    </style:style>
    <style:style style:name="co90" style:family="table-column">
      <style:table-column-properties fo:break-before="auto" style:column-width="194.74pt"/>
    </style:style>
    <style:style style:name="co91" style:family="table-column">
      <style:table-column-properties fo:break-before="auto" style:column-width="111.4pt"/>
    </style:style>
    <style:style style:name="co92" style:family="table-column">
      <style:table-column-properties fo:break-before="auto" style:column-width="170.05pt"/>
    </style:style>
    <style:style style:name="co93" style:family="table-column">
      <style:table-column-properties fo:break-before="auto" style:column-width="187.8pt"/>
    </style:style>
    <style:style style:name="co94" style:family="table-column">
      <style:table-column-properties fo:break-before="auto" style:column-width="145.36pt"/>
    </style:style>
    <style:style style:name="co95" style:family="table-column">
      <style:table-column-properties fo:break-before="auto" style:column-width="210.19pt"/>
    </style:style>
    <style:style style:name="co96" style:family="table-column">
      <style:table-column-properties fo:break-before="auto" style:column-width="197.86pt"/>
    </style:style>
    <style:style style:name="co97" style:family="table-column">
      <style:table-column-properties fo:break-before="auto" style:column-width="261.89pt"/>
    </style:style>
    <style:style style:name="co98" style:family="table-column">
      <style:table-column-properties fo:break-before="auto" style:column-width="318.25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12.96pt"/>
    </style:style>
    <style:style style:name="co101" style:family="table-column">
      <style:table-column-properties fo:break-before="auto" style:column-width="402.41pt"/>
    </style:style>
    <style:style style:name="co102" style:family="table-column">
      <style:table-column-properties fo:break-before="auto" style:column-width="79.74pt"/>
    </style:style>
    <style:style style:name="co103" style:family="table-column">
      <style:table-column-properties fo:break-before="auto" style:column-width="82.06pt"/>
    </style:style>
    <style:style style:name="co104" style:family="table-column">
      <style:table-column-properties fo:break-before="auto" style:column-width="51.96pt"/>
    </style:style>
    <style:style style:name="co105" style:family="table-column">
      <style:table-column-properties fo:break-before="auto" style:column-width="15.65pt"/>
    </style:style>
    <style:style style:name="co106" style:family="table-column">
      <style:table-column-properties fo:break-before="auto" style:column-width="64.01pt"/>
    </style:style>
    <style:style style:name="co107" style:family="table-column">
      <style:table-column-properties fo:break-before="auto" style:column-width="14.09pt"/>
    </style:style>
    <style:style style:name="co108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REMF_2016-K59_201701_PERIOD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4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8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number-columns-repeated="2" table:default-cell-style-name="Default"/>
        <table:table-column table:style-name="co78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4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5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89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7" table:default-cell-style-name="Default"/>
        <table:table-column table:style-name="co99" table:default-cell-style-name="Default"/>
        <table:table-column table:style-name="co7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68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65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number-columns-repeated="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Transaction ID</text:p>
          </table:table-cell>
          <table:table-cell office:value-type="string" calcext:value-type="string">
            <text:p>Group ID</text:p>
          </table:table-cell>
          <table:table-cell office:value-type="string" calcext:value-type="string">
            <text:p>Loan ID</text:p>
          </table:table-cell>
          <table:table-cell office:value-type="string" calcext:value-type="string">
            <text:p>Prospectus Loan ID</text:p>
          </table:table-cell>
          <table:table-cell office:value-type="string" calcext:value-type="string">
            <text:p>Distribution Date</text:p>
          </table:table-cell>
          <table:table-cell office:value-type="string" calcext:value-type="string">
            <text:p>Current Beginning Scheduled Balance</text:p>
          </table:table-cell>
          <table:table-cell office:value-type="string" calcext:value-type="string">
            <text:p>Current Ending Scheduled <text:s/>Balance</text:p>
          </table:table-cell>
          <table:table-cell office:value-type="string" calcext:value-type="string">
            <text:p>Paid Through Date</text:p>
          </table:table-cell>
          <table:table-cell office:value-type="string" calcext:value-type="string">
            <text:p>Current Index Rate</text:p>
          </table:table-cell>
          <table:table-cell office:value-type="string" calcext:value-type="string">
            <text:p>Current Note Rate</text:p>
          </table:table-cell>
          <table:table-cell office:value-type="string" calcext:value-type="string">
            <text:p>Maturity Date</text:p>
          </table:table-cell>
          <table:table-cell office:value-type="string" calcext:value-type="string">
            <text:p>Servicer and Trustee Fee Rate</text:p>
          </table:table-cell>
          <table:table-cell office:value-type="string" calcext:value-type="string">
            <text:p>Fee Rate/Strip Rate 1</text:p>
          </table:table-cell>
          <table:table-cell office:value-type="string" calcext:value-type="string">
            <text:p>Fee Rate/Strip Rate 2</text:p>
          </table:table-cell>
          <table:table-cell office:value-type="string" calcext:value-type="string">
            <text:p>Fee Rate/Strip Rate 3</text:p>
          </table:table-cell>
          <table:table-cell office:value-type="string" calcext:value-type="string">
            <text:p>Fee Rate/Strip Rate 4</text:p>
          </table:table-cell>
          <table:table-cell office:value-type="string" calcext:value-type="string">
            <text:p>Fee Rate/Strip Rate 5</text:p>
          </table:table-cell>
          <table:table-cell office:value-type="string" calcext:value-type="string">
            <text:p>Net Rate </text:p>
          </table:table-cell>
          <table:table-cell office:value-type="string" calcext:value-type="string">
            <text:p>Next Index Rate</text:p>
          </table:table-cell>
          <table:table-cell office:value-type="string" calcext:value-type="string">
            <text:p>Next Note Rate</text:p>
          </table:table-cell>
          <table:table-cell office:value-type="string" calcext:value-type="string">
            <text:p>Next Rate Adjustment Date</text:p>
          </table:table-cell>
          <table:table-cell office:value-type="string" calcext:value-type="string">
            <text:p>Next Payment Adjustment Date</text:p>
          </table:table-cell>
          <table:table-cell office:value-type="string" calcext:value-type="string">
            <text:p>Scheduled Interest Amount</text:p>
          </table:table-cell>
          <table:table-cell office:value-type="string" calcext:value-type="string">
            <text:p>Scheduled Principal Amount</text:p>
          </table:table-cell>
          <table:table-cell office:value-type="string" calcext:value-type="string">
            <text:p>Total Scheduled P&amp;I Due</text:p>
          </table:table-cell>
          <table:table-cell office:value-type="string" calcext:value-type="string">
            <text:p>Negative Amortization/Deferred Interest Capitalized Amount</text:p>
          </table:table-cell>
          <table:table-cell office:value-type="string" calcext:value-type="string">
            <text:p>Unscheduled Principal Collections</text:p>
          </table:table-cell>
          <table:table-cell office:value-type="string" calcext:value-type="string">
            <text:p>Other Principal Adjustments</text:p>
          </table:table-cell>
          <table:table-cell office:value-type="string" calcext:value-type="string">
            <text:p>Liquidation/Prepayment Date</text:p>
          </table:table-cell>
          <table:table-cell office:value-type="string" calcext:value-type="string">
            <text:p>Prepayment Premium/Yield Maintenance (YM) Received</text:p>
          </table:table-cell>
          <table:table-cell office:value-type="string" calcext:value-type="string">
            <text:p>Prepayment Interest Excess (Shortfall)</text:p>
          </table:table-cell>
          <table:table-cell office:value-type="string" calcext:value-type="string">
            <text:p>Liquidation/Prepayment Code</text:p>
          </table:table-cell>
          <table:table-cell office:value-type="string" calcext:value-type="string">
            <text:p>Most Recent Net ASER Amount</text:p>
          </table:table-cell>
          <table:table-cell office:value-type="string" calcext:value-type="string">
            <text:p>EMPTY FIELD <text:s text:c="2"/>(fka Most Recent ASER Date)</text:p>
          </table:table-cell>
          <table:table-cell office:value-type="string" calcext:value-type="string">
            <text:p>Cumulative ASER Amount</text:p>
          </table:table-cell>
          <table:table-cell office:value-type="string" calcext:value-type="string">
            <text:p>Actual Balance</text:p>
          </table:table-cell>
          <table:table-cell office:value-type="string" calcext:value-type="string">
            <text:p>Total P&amp;I Advance Outstanding</text:p>
          </table:table-cell>
          <table:table-cell office:value-type="string" calcext:value-type="string">
            <text:p>Total T&amp;I Advance Outstanding</text:p>
          </table:table-cell>
          <table:table-cell office:value-type="string" calcext:value-type="string">
            <text:p>Other Expense Advance Outstanding</text:p>
          </table:table-cell>
          <table:table-cell office:value-type="string" calcext:value-type="string">
            <text:p>Payment Status of Loan <text:s text:c="2"/>(fka Status of Loan)</text:p>
          </table:table-cell>
          <table:table-cell office:value-type="string" calcext:value-type="string">
            <text:p>In Bankruptcy (Y/N)</text:p>
          </table:table-cell>
          <table:table-cell office:value-type="string" calcext:value-type="string">
            <text:p>Foreclosure Start Date</text:p>
          </table:table-cell>
          <table:table-cell office:value-type="string" calcext:value-type="string">
            <text:p>REO Date</text:p>
          </table:table-cell>
          <table:table-cell office:value-type="string" calcext:value-type="string">
            <text:p>Bankruptcy Date</text:p>
          </table:table-cell>
          <table:table-cell office:value-type="string" calcext:value-type="string">
            <text:p>Net Proceeds Received on Liquidation</text:p>
          </table:table-cell>
          <table:table-cell office:value-type="string" calcext:value-type="string">
            <text:p>Liquidation Expense</text:p>
          </table:table-cell>
          <table:table-cell office:value-type="string" calcext:value-type="string">
            <text:p>Realized Loss to Trust</text:p>
          </table:table-cell>
          <table:table-cell office:value-type="string" calcext:value-type="string">
            <text:p>Date of Last Modification</text:p>
          </table:table-cell>
          <table:table-cell office:value-type="string" calcext:value-type="string">
            <text:p>Modification Code</text:p>
          </table:table-cell>
          <table:table-cell office:value-type="string" calcext:value-type="string">
            <text:p>Modified Note Rate</text:p>
          </table:table-cell>
          <table:table-cell office:value-type="string" calcext:value-type="string">
            <text:p>Modified Payment Amount</text:p>
          </table:table-cell>
          <table:table-cell office:value-type="string" calcext:value-type="string">
            <text:p>Preceding Fiscal Year Revenue</text:p>
          </table:table-cell>
          <table:table-cell office:value-type="string" calcext:value-type="string">
            <text:p>Preceding Fiscal Year Operating Expenses</text:p>
          </table:table-cell>
          <table:table-cell office:value-type="string" calcext:value-type="string">
            <text:p>Preceding Fiscal Year NOI</text:p>
          </table:table-cell>
          <table:table-cell office:value-type="string" calcext:value-type="string">
            <text:p>Preceding Fiscal Year Debt Svc Amount</text:p>
          </table:table-cell>
          <table:table-cell office:value-type="string" calcext:value-type="string">
            <text:p>Preceding Fiscal Year DSCR (NOI)</text:p>
          </table:table-cell>
          <table:table-cell office:value-type="string" calcext:value-type="string">
            <text:p>Preceding Fiscal Year Physical Occupancy</text:p>
          </table:table-cell>
          <table:table-cell office:value-type="string" calcext:value-type="string">
            <text:p>Preceding Fiscal Year Financial As Of Date</text:p>
          </table:table-cell>
          <table:table-cell office:value-type="string" calcext:value-type="string">
            <text:p>Second Preceding Fiscal Year Revenue</text:p>
          </table:table-cell>
          <table:table-cell office:value-type="string" calcext:value-type="string">
            <text:p>Second Preceding Fiscal Year Operating Expenses</text:p>
          </table:table-cell>
          <table:table-cell office:value-type="string" calcext:value-type="string">
            <text:p>Second Preceding Fiscal Year NOI</text:p>
          </table:table-cell>
          <table:table-cell office:value-type="string" calcext:value-type="string">
            <text:p>Second Preceding Fiscal Year Debt Service Amount</text:p>
          </table:table-cell>
          <table:table-cell office:value-type="string" calcext:value-type="string">
            <text:p>Second Preceding Fiscal Year DSCR (NOI)</text:p>
          </table:table-cell>
          <table:table-cell office:value-type="string" calcext:value-type="string">
            <text:p>Second Preceding Fiscal Year Physical Occupancy</text:p>
          </table:table-cell>
          <table:table-cell office:value-type="string" calcext:value-type="string">
            <text:p>Second Preceding Fiscal Year Financial As Of Date</text:p>
          </table:table-cell>
          <table:table-cell office:value-type="string" calcext:value-type="string">
            <text:p>Most Recent Revenue</text:p>
          </table:table-cell>
          <table:table-cell office:value-type="string" calcext:value-type="string">
            <text:p>Most Recent Operating Expenses</text:p>
          </table:table-cell>
          <table:table-cell office:value-type="string" calcext:value-type="string">
            <text:p>Most Recent NOI</text:p>
          </table:table-cell>
          <table:table-cell office:value-type="string" calcext:value-type="string">
            <text:p>Most Recent Debt Service Amount</text:p>
          </table:table-cell>
          <table:table-cell office:value-type="string" calcext:value-type="string">
            <text:p>Most Recent DSCR (NOI)</text:p>
          </table:table-cell>
          <table:table-cell office:value-type="string" calcext:value-type="string">
            <text:p>Most Recent Physical Occupancy</text:p>
          </table:table-cell>
          <table:table-cell office:value-type="string" calcext:value-type="string">
            <text:p>Most Recent Financial As of Start Date</text:p>
          </table:table-cell>
          <table:table-cell office:value-type="string" calcext:value-type="string">
            <text:p>Most Recent Financial As of End Date</text:p>
          </table:table-cell>
          <table:table-cell office:value-type="string" calcext:value-type="string">
            <text:p>Most Recent Valuation Date</text:p>
          </table:table-cell>
          <table:table-cell office:value-type="string" calcext:value-type="string">
            <text:p>Most Recent Value</text:p>
          </table:table-cell>
          <table:table-cell office:value-type="string" calcext:value-type="string">
            <text:p>Workout Strategy</text:p>
          </table:table-cell>
          <table:table-cell office:value-type="string" calcext:value-type="string">
            <text:p>Most Recent Special Servicer Transfer Date</text:p>
          </table:table-cell>
          <table:table-cell office:value-type="string" calcext:value-type="string">
            <text:p>Most Recent Master Servicer Return Date</text:p>
          </table:table-cell>
          <table:table-cell office:value-type="string" calcext:value-type="string">
            <text:p>Date Asset Expected to Be Resolved or Foreclosed</text:p>
          </table:table-cell>
          <table:table-cell office:value-type="string" calcext:value-type="string">
            <text:p>EMPTY FIELD <text:s text:c="2"/>(fka Year Renovated)</text:p>
          </table:table-cell>
          <table:table-cell office:value-type="string" calcext:value-type="string">
            <text:p>Current Hyper Amortizing Date </text:p>
          </table:table-cell>
          <table:table-cell office:value-type="string" calcext:value-type="string">
            <text:p>Most Recent Financial Indicator</text:p>
          </table:table-cell>
          <table:table-cell office:value-type="string" calcext:value-type="string">
            <text:p>Last Setup Change Date</text:p>
          </table:table-cell>
          <table:table-cell office:value-type="string" calcext:value-type="string">
            <text:p>Last Loan Contribution Date</text:p>
          </table:table-cell>
          <table:table-cell office:value-type="string" calcext:value-type="string">
            <text:p>Last Property/Collateral Contribution Date</text:p>
          </table:table-cell>
          <table:table-cell office:value-type="string" calcext:value-type="string">
            <text:p>Number of Properties</text:p>
          </table:table-cell>
          <table:table-cell office:value-type="string" calcext:value-type="string">
            <text:p>Preceding Fiscal Year DSCR Indicator</text:p>
          </table:table-cell>
          <table:table-cell office:value-type="string" calcext:value-type="string">
            <text:p>Second Preceding Fiscal Year DSCR Indicator</text:p>
          </table:table-cell>
          <table:table-cell office:value-type="string" calcext:value-type="string">
            <text:p>Most Recent <text:s/>DSCR Indicator</text:p>
          </table:table-cell>
          <table:table-cell office:value-type="string" calcext:value-type="string">
            <text:p>NOI/NCF Indicator</text:p>
          </table:table-cell>
          <table:table-cell office:value-type="string" calcext:value-type="string">
            <text:p>Date of Assumption</text:p>
          </table:table-cell>
          <table:table-cell office:value-type="string" calcext:value-type="string">
            <text:p>Preceding Fiscal Year NCF</text:p>
          </table:table-cell>
          <table:table-cell office:value-type="string" calcext:value-type="string">
            <text:p>Preceding Fiscal Year DSCR (NCF)</text:p>
          </table:table-cell>
          <table:table-cell office:value-type="string" calcext:value-type="string">
            <text:p>Second Preceding Fiscal Year NCF</text:p>
          </table:table-cell>
          <table:table-cell office:value-type="string" calcext:value-type="string">
            <text:p>Second Preceding Fiscal Year DSCR (NCF)</text:p>
          </table:table-cell>
          <table:table-cell office:value-type="string" calcext:value-type="string">
            <text:p>Most Recent NCF</text:p>
          </table:table-cell>
          <table:table-cell office:value-type="string" calcext:value-type="string">
            <text:p>Most Recent DSCR (NCF)</text:p>
          </table:table-cell>
          <table:table-cell office:value-type="string" calcext:value-type="string">
            <text:p>Defeasance Status</text:p>
          </table:table-cell>
          <table:table-cell office:value-type="string" calcext:value-type="string">
            <text:p>ARA (Appraisal Reduction Amount)</text:p>
          </table:table-cell>
          <table:table-cell office:value-type="string" calcext:value-type="string">
            <text:p>ARA Date</text:p>
          </table:table-cell>
          <table:table-cell office:value-type="string" calcext:value-type="string">
            <text:p>EMPTY FIELD <text:s text:c="2"/>(fka Credit Tenant Lease)</text:p>
          </table:table-cell>
          <table:table-cell office:value-type="string" calcext:value-type="string">
            <text:p>Other Interest Adjustment </text:p>
          </table:table-cell>
          <table:table-cell office:value-type="string" calcext:value-type="string">
            <text:p>Cumulative Accrued Unpaid Advance Interest</text:p>
          </table:table-cell>
          <table:table-cell office:value-type="string" calcext:value-type="string">
            <text:p>Total Reserve Balance</text:p>
          </table:table-cell>
          <table:table-cell office:value-type="string" calcext:value-type="string">
            <text:p>Date Added to Servicer Watchlist</text:p>
          </table:table-cell>
          <table:table-cell office:value-type="string" calcext:value-type="string">
            <text:p>Special Servicing Fee Amount plus Adjustments</text:p>
          </table:table-cell>
          <table:table-cell office:value-type="string" calcext:value-type="string">
            <text:p>Reimbursed Interest on Advances</text:p>
          </table:table-cell>
          <table:table-cell office:value-type="string" calcext:value-type="string">
            <text:p>Workout Fee Amount</text:p>
          </table:table-cell>
          <table:table-cell office:value-type="string" calcext:value-type="string">
            <text:p>Liquidation Fee Amount</text:p>
          </table:table-cell>
          <table:table-cell office:value-type="string" calcext:value-type="string">
            <text:p>Non Recoverability Determined</text:p>
          </table:table-cell>
          <table:table-cell office:value-type="string" calcext:value-type="string">
            <text:p>Closing Date of Original Document Permitted Extension</text:p>
          </table:table-cell>
          <table:table-cell office:value-type="string" calcext:value-type="string">
            <text:p>Total Loan Amount at Origination</text:p>
          </table:table-cell>
          <table:table-cell office:value-type="string" calcext:value-type="string">
            <text:p>Current Lockbox Status (fka Empty Field)</text:p>
          </table:table-cell>
          <table:table-cell office:value-type="string" calcext:value-type="string">
            <text:p>Liquidation Sales Price</text:p>
          </table:table-cell>
          <table:table-cell office:value-type="string" calcext:value-type="string">
            <text:p>Amounts Due Servicers and Trustee</text:p>
          </table:table-cell>
          <table:table-cell office:value-type="string" calcext:value-type="string">
            <text:p>Amounts Held Back for Future Payment</text:p>
          </table:table-cell>
          <table:table-cell office:value-type="string" calcext:value-type="string">
            <text:p>Accrued Interest</text:p>
          </table:table-cell>
          <table:table-cell office:value-type="string" calcext:value-type="string">
            <text:p>Additional Trust Fund Expense</text:p>
          </table:table-cell>
          <table:table-cell office:value-type="string" calcext:value-type="string">
            <text:p>Current Period Adjustment to Loan - Principal</text:p>
          </table:table-cell>
          <table:table-cell office:value-type="string" calcext:value-type="string">
            <text:p>Date of Current Period Adjustment to Loan</text:p>
          </table:table-cell>
          <table:table-cell office:value-type="string" calcext:value-type="string">
            <text:p>Cumulative Adjustments to Loan</text:p>
          </table:table-cell>
          <table:table-cell office:value-type="string" calcext:value-type="string">
            <text:p>Reimbursement of Advances to Servicer - Current Month</text:p>
          </table:table-cell>
          <table:table-cell office:value-type="string" calcext:value-type="string">
            <text:p>Reimbursement of Advances to Servicer - Left to Reimburse Servicer</text:p>
          </table:table-cell>
          <table:table-cell office:value-type="string" calcext:value-type="string">
            <text:p>Other (Shortfalls)/Refunds (fka Other Shortfalls/Refunds)</text:p>
          </table:table-cell>
          <table:table-cell office:value-type="string" calcext:value-type="string">
            <text:p>Deferred Interest - Cumulative</text:p>
          </table:table-cell>
          <table:table-cell office:value-type="string" calcext:value-type="string">
            <text:p>Deferred Interest Collected</text:p>
          </table:table-cell>
          <table:table-cell office:value-type="string" calcext:value-type="string">
            <text:p>Reason for SS Transfer</text:p>
          </table:table-cell>
          <table:table-cell office:value-type="string" calcext:value-type="string">
            <text:p>Reimbursement of Advances to Servicer - Cumulative (Not Yet Reimbursed To The Trust)</text:p>
          </table:table-cell>
          <table:table-cell office:value-type="string" calcext:value-type="string">
            <text:p>Non Cash Principal Adjustment </text:p>
          </table:table-cell>
          <table:table-cell office:value-type="string" calcext:value-type="string">
            <text:p>Modification Execution Date</text:p>
          </table:table-cell>
          <table:table-cell office:value-type="string" calcext:value-type="string">
            <text:p>Modification Booking Date</text:p>
          </table:table-cell>
          <table:table-cell office:value-type="string" calcext:value-type="string">
            <text:p>Current Period Adjustment to Loan - Other</text:p>
          </table:table-cell>
          <table:table-cell office:value-type="string" calcext:value-type="string">
            <text:p>Master Servicer</text:p>
          </table:table-cell>
          <table:table-cell office:value-type="string" calcext:value-type="string">
            <text:p>Special Servic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1" calcext:value-type="float">
            <text:p>306941001</text:p>
          </table:table-cell>
          <table:table-cell office:value-type="float" office:value="1" calcext:value-type="float">
            <text:p>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08000000" calcext:value-type="float">
            <text:p>1080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0201" calcext:value-type="float">
            <text:p>0.0010201</text:p>
          </table:table-cell>
          <table:table-cell table:number-columns-repeated="5"/>
          <table:table-cell office:value-type="float" office:value="0.0349799" calcext:value-type="float">
            <text:p>0.0349799</text:p>
          </table:table-cell>
          <table:table-cell table:number-columns-repeated="4"/>
          <table:table-cell office:value-type="float" office:value="334800" calcext:value-type="float">
            <text:p>334800</text:p>
          </table:table-cell>
          <table:table-cell office:value-type="float" office:value="0" calcext:value-type="float">
            <text:p>0</text:p>
          </table:table-cell>
          <table:table-cell office:value-type="float" office:value="334800" calcext:value-type="float">
            <text:p>334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000000" calcext:value-type="float">
            <text:p>108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5" calcext:value-type="float">
            <text:p>20160715</text:p>
          </table:table-cell>
          <table:table-cell office:value-type="float" office:value="195500000" calcext:value-type="float">
            <text:p>195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637.5" calcext:value-type="float">
            <text:p>18637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2" calcext:value-type="float">
            <text:p>306941002</text:p>
          </table:table-cell>
          <table:table-cell office:value-type="float" office:value="2" calcext:value-type="float">
            <text:p>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70050000" calcext:value-type="float">
            <text:p>7005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1" calcext:value-type="float">
            <text:p>0.0381</text:p>
          </table:table-cell>
          <table:table-cell office:value-type="float" office:value="20260301" calcext:value-type="float">
            <text:p>20260301</text:p>
          </table:table-cell>
          <table:table-cell office:value-type="float" office:value="0.0010201" calcext:value-type="float">
            <text:p>0.0010201</text:p>
          </table:table-cell>
          <table:table-cell table:number-columns-repeated="5"/>
          <table:table-cell office:value-type="float" office:value="0.0370799" calcext:value-type="float">
            <text:p>0.0370799</text:p>
          </table:table-cell>
          <table:table-cell table:number-columns-repeated="4"/>
          <table:table-cell office:value-type="float" office:value="229822.38" calcext:value-type="float">
            <text:p>229822.38</text:p>
          </table:table-cell>
          <table:table-cell office:value-type="float" office:value="0" calcext:value-type="float">
            <text:p>0</text:p>
          </table:table-cell>
          <table:table-cell office:value-type="float" office:value="229822.38" calcext:value-type="float">
            <text:p>229822.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050000" calcext:value-type="float">
            <text:p>700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50416" calcext:value-type="float">
            <text:p>20150416</text:p>
          </table:table-cell>
          <table:table-cell office:value-type="float" office:value="108000000" calcext:value-type="float">
            <text:p>108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4305" calcext:value-type="float">
            <text:p>643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3" calcext:value-type="float">
            <text:p>306941003</text:p>
          </table:table-cell>
          <table:table-cell office:value-type="float" office:value="3" calcext:value-type="float">
            <text:p>3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62550000" calcext:value-type="float">
            <text:p>6255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3" calcext:value-type="float">
            <text:p>0.0363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51799" calcext:value-type="float">
            <text:p>0.0351799</text:p>
          </table:table-cell>
          <table:table-cell table:number-columns-repeated="4"/>
          <table:table-cell office:value-type="float" office:value="195520.88" calcext:value-type="float">
            <text:p>195520.88</text:p>
          </table:table-cell>
          <table:table-cell office:value-type="float" office:value="0" calcext:value-type="float">
            <text:p>0</text:p>
          </table:table-cell>
          <table:table-cell office:value-type="float" office:value="195520.88" calcext:value-type="float">
            <text:p>195520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550000" calcext:value-type="float">
            <text:p>625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23" calcext:value-type="float">
            <text:p>20160523</text:p>
          </table:table-cell>
          <table:table-cell office:value-type="float" office:value="82000000" calcext:value-type="float">
            <text:p>82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8" calcext:value-type="float">
            <text:p>306941008</text:p>
          </table:table-cell>
          <table:table-cell office:value-type="float" office:value="8" calcext:value-type="float">
            <text:p>8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4800000" calcext:value-type="float">
            <text:p>448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2" calcext:value-type="float">
            <text:p>0.0382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70799" calcext:value-type="float">
            <text:p>0.0370799</text:p>
          </table:table-cell>
          <table:table-cell table:number-columns-repeated="4"/>
          <table:table-cell office:value-type="float" office:value="147367.11" calcext:value-type="float">
            <text:p>147367.11</text:p>
          </table:table-cell>
          <table:table-cell office:value-type="float" office:value="0" calcext:value-type="float">
            <text:p>0</text:p>
          </table:table-cell>
          <table:table-cell office:value-type="float" office:value="147367.11" calcext:value-type="float">
            <text:p>147367.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800000" calcext:value-type="float">
            <text:p>448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20" calcext:value-type="float">
            <text:p>20160720</text:p>
          </table:table-cell>
          <table:table-cell office:value-type="float" office:value="64300000" calcext:value-type="float">
            <text:p>643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500.01" calcext:value-type="float">
            <text:p>15500.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9" calcext:value-type="float">
            <text:p>306941009</text:p>
          </table:table-cell>
          <table:table-cell office:value-type="float" office:value="9" calcext:value-type="float">
            <text:p>9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3120000" calcext:value-type="float">
            <text:p>4312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37" calcext:value-type="float">
            <text:p>0.033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25799" calcext:value-type="float">
            <text:p>0.0325799</text:p>
          </table:table-cell>
          <table:table-cell table:number-columns-repeated="4"/>
          <table:table-cell office:value-type="float" office:value="125131.84" calcext:value-type="float">
            <text:p>125131.84</text:p>
          </table:table-cell>
          <table:table-cell office:value-type="float" office:value="0" calcext:value-type="float">
            <text:p>0</text:p>
          </table:table-cell>
          <table:table-cell office:value-type="float" office:value="125131.84" calcext:value-type="float">
            <text:p>125131.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120000" calcext:value-type="float">
            <text:p>4312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7" calcext:value-type="float">
            <text:p>20160707</text:p>
          </table:table-cell>
          <table:table-cell office:value-type="float" office:value="72000000" calcext:value-type="float">
            <text:p>72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0" calcext:value-type="float">
            <text:p>306941010</text:p>
          </table:table-cell>
          <table:table-cell office:value-type="float" office:value="10" calcext:value-type="float">
            <text:p>1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1600000" calcext:value-type="float">
            <text:p>416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22" calcext:value-type="float">
            <text:p>0.0422</text:p>
          </table:table-cell>
          <table:table-cell office:value-type="float" office:value="20260101" calcext:value-type="float">
            <text:p>202601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408799" calcext:value-type="float">
            <text:p>0.0408799</text:p>
          </table:table-cell>
          <table:table-cell table:number-columns-repeated="4"/>
          <table:table-cell office:value-type="float" office:value="151169.78" calcext:value-type="float">
            <text:p>151169.78</text:p>
          </table:table-cell>
          <table:table-cell office:value-type="float" office:value="0" calcext:value-type="float">
            <text:p>0</text:p>
          </table:table-cell>
          <table:table-cell office:value-type="float" office:value="151169.78" calcext:value-type="float">
            <text:p>151169.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600000" calcext:value-type="float">
            <text:p>416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51013" calcext:value-type="float">
            <text:p>20151013</text:p>
          </table:table-cell>
          <table:table-cell office:value-type="float" office:value="52400000" calcext:value-type="float">
            <text:p>524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4831.61" calcext:value-type="float">
            <text:p>184831.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1" calcext:value-type="float">
            <text:p>306941011</text:p>
          </table:table-cell>
          <table:table-cell office:value-type="float" office:value="11" calcext:value-type="float">
            <text:p>1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39280000" calcext:value-type="float">
            <text:p>3928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4" calcext:value-type="float">
            <text:p>0.0384</text:p>
          </table:table-cell>
          <table:table-cell office:value-type="float" office:value="20250701" calcext:value-type="float">
            <text:p>202507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72799" calcext:value-type="float">
            <text:p>0.0372799</text:p>
          </table:table-cell>
          <table:table-cell table:number-columns-repeated="4"/>
          <table:table-cell office:value-type="float" office:value="129885.87" calcext:value-type="float">
            <text:p>129885.87</text:p>
          </table:table-cell>
          <table:table-cell office:value-type="float" office:value="0" calcext:value-type="float">
            <text:p>0</text:p>
          </table:table-cell>
          <table:table-cell office:value-type="float" office:value="129885.87" calcext:value-type="float">
            <text:p>129885.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280000" calcext:value-type="float">
            <text:p>3928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50413" calcext:value-type="float">
            <text:p>20150413</text:p>
          </table:table-cell>
          <table:table-cell office:value-type="float" office:value="49100000" calcext:value-type="float">
            <text:p>491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79.18" calcext:value-type="float">
            <text:p>9979.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2" calcext:value-type="float">
            <text:p>306941012</text:p>
          </table:table-cell>
          <table:table-cell office:value-type="float" office:value="12" calcext:value-type="float">
            <text:p>12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35839093.63" calcext:value-type="float">
            <text:p>35839093.63</text:p>
          </table:table-cell>
          <table:table-cell office:value-type="float" office:value="35787579.09" calcext:value-type="float">
            <text:p>35787579.09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58799" calcext:value-type="float">
            <text:p>0.0358799</text:p>
          </table:table-cell>
          <table:table-cell table:number-columns-repeated="4"/>
          <table:table-cell office:value-type="float" office:value="114187.33" calcext:value-type="float">
            <text:p>114187.33</text:p>
          </table:table-cell>
          <table:table-cell office:value-type="float" office:value="51514.54" calcext:value-type="float">
            <text:p>51514.54</text:p>
          </table:table-cell>
          <table:table-cell office:value-type="float" office:value="165701.87" calcext:value-type="float">
            <text:p>165701.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787579.09" calcext:value-type="float">
            <text:p>35787579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5" calcext:value-type="float">
            <text:p>20160715</text:p>
          </table:table-cell>
          <table:table-cell office:value-type="float" office:value="55900000" calcext:value-type="float">
            <text:p>559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3" calcext:value-type="float">
            <text:p>306941013</text:p>
          </table:table-cell>
          <table:table-cell office:value-type="float" office:value="13" calcext:value-type="float">
            <text:p>13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35820149.03" calcext:value-type="float">
            <text:p>35820149.03</text:p>
          </table:table-cell>
          <table:table-cell office:value-type="float" office:value="35759879.69" calcext:value-type="float">
            <text:p>35759879.69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19" calcext:value-type="float">
            <text:p>0.031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07799" calcext:value-type="float">
            <text:p>0.0307799</text:p>
          </table:table-cell>
          <table:table-cell table:number-columns-repeated="4"/>
          <table:table-cell office:value-type="float" office:value="95221.9" calcext:value-type="float">
            <text:p>95221.9</text:p>
          </table:table-cell>
          <table:table-cell office:value-type="float" office:value="60269.34" calcext:value-type="float">
            <text:p>60269.34</text:p>
          </table:table-cell>
          <table:table-cell office:value-type="float" office:value="155491.24" calcext:value-type="float">
            <text:p>155491.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759879.69" calcext:value-type="float">
            <text:p>35759879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8" calcext:value-type="float">
            <text:p>20160708</text:p>
          </table:table-cell>
          <table:table-cell office:value-type="float" office:value="88700000" calcext:value-type="float">
            <text:p>887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4" calcext:value-type="float">
            <text:p>306941014</text:p>
          </table:table-cell>
          <table:table-cell office:value-type="float" office:value="14" calcext:value-type="float">
            <text:p>1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35475000" calcext:value-type="float">
            <text:p>3547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9" calcext:value-type="float">
            <text:p>0.039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87799" calcext:value-type="float">
            <text:p>0.0387799</text:p>
          </table:table-cell>
          <table:table-cell table:number-columns-repeated="4"/>
          <table:table-cell office:value-type="float" office:value="121886.19" calcext:value-type="float">
            <text:p>121886.19</text:p>
          </table:table-cell>
          <table:table-cell office:value-type="float" office:value="0" calcext:value-type="float">
            <text:p>0</text:p>
          </table:table-cell>
          <table:table-cell office:value-type="float" office:value="121886.19" calcext:value-type="float">
            <text:p>121886.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475000" calcext:value-type="float">
            <text:p>3547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2" calcext:value-type="float">
            <text:p>20160712</text:p>
          </table:table-cell>
          <table:table-cell office:value-type="float" office:value="50670000" calcext:value-type="float">
            <text:p>5067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491" calcext:value-type="float">
            <text:p>224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5" calcext:value-type="float">
            <text:p>306941015</text:p>
          </table:table-cell>
          <table:table-cell office:value-type="float" office:value="15" calcext:value-type="float">
            <text:p>1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31800000" calcext:value-type="float">
            <text:p>318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21" calcext:value-type="float">
            <text:p>0.0421</text:p>
          </table:table-cell>
          <table:table-cell office:value-type="float" office:value="20250401" calcext:value-type="float">
            <text:p>202504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409799" calcext:value-type="float">
            <text:p>0.0409799</text:p>
          </table:table-cell>
          <table:table-cell table:number-columns-repeated="4"/>
          <table:table-cell office:value-type="float" office:value="115283.83" calcext:value-type="float">
            <text:p>115283.83</text:p>
          </table:table-cell>
          <table:table-cell office:value-type="float" office:value="0" calcext:value-type="float">
            <text:p>0</text:p>
          </table:table-cell>
          <table:table-cell office:value-type="float" office:value="115283.83" calcext:value-type="float">
            <text:p>115283.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800000" calcext:value-type="float">
            <text:p>318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40626" calcext:value-type="float">
            <text:p>20140626</text:p>
          </table:table-cell>
          <table:table-cell office:value-type="float" office:value="49850000" calcext:value-type="float">
            <text:p>498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6" calcext:value-type="float">
            <text:p>306941016</text:p>
          </table:table-cell>
          <table:table-cell office:value-type="float" office:value="16" calcext:value-type="float">
            <text:p>16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9200000" calcext:value-type="float">
            <text:p>292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9" calcext:value-type="float">
            <text:p>0.038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1201" calcext:value-type="float">
            <text:p>0.0011201</text:p>
          </table:table-cell>
          <table:table-cell table:number-columns-repeated="5"/>
          <table:table-cell office:value-type="float" office:value="0.0377799" calcext:value-type="float">
            <text:p>0.0377799</text:p>
          </table:table-cell>
          <table:table-cell table:number-columns-repeated="4"/>
          <table:table-cell office:value-type="float" office:value="97811.89" calcext:value-type="float">
            <text:p>97811.89</text:p>
          </table:table-cell>
          <table:table-cell office:value-type="float" office:value="0" calcext:value-type="float">
            <text:p>0</text:p>
          </table:table-cell>
          <table:table-cell office:value-type="float" office:value="97811.89" calcext:value-type="float">
            <text:p>97811.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200000" calcext:value-type="float">
            <text:p>292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2" calcext:value-type="float">
            <text:p>20160712</text:p>
          </table:table-cell>
          <table:table-cell office:value-type="float" office:value="39000000" calcext:value-type="float">
            <text:p>39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999" calcext:value-type="float">
            <text:p>1099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9" calcext:value-type="float">
            <text:p>306941019</text:p>
          </table:table-cell>
          <table:table-cell office:value-type="float" office:value="19" calcext:value-type="float">
            <text:p>19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7375000" calcext:value-type="float">
            <text:p>2737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7" calcext:value-type="float">
            <text:p>0.039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84799" calcext:value-type="float">
            <text:p>0.0384799</text:p>
          </table:table-cell>
          <table:table-cell table:number-columns-repeated="4"/>
          <table:table-cell office:value-type="float" office:value="93584.48" calcext:value-type="float">
            <text:p>93584.48</text:p>
          </table:table-cell>
          <table:table-cell office:value-type="float" office:value="0" calcext:value-type="float">
            <text:p>0</text:p>
          </table:table-cell>
          <table:table-cell office:value-type="float" office:value="93584.48" calcext:value-type="float">
            <text:p>93584.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75000" calcext:value-type="float">
            <text:p>2737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20" calcext:value-type="float">
            <text:p>20160720</text:p>
          </table:table-cell>
          <table:table-cell office:value-type="float" office:value="39500000" calcext:value-type="float">
            <text:p>39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0621" calcext:value-type="float">
            <text:p>1806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0" calcext:value-type="float">
            <text:p>306941020</text:p>
          </table:table-cell>
          <table:table-cell office:value-type="float" office:value="20" calcext:value-type="float">
            <text:p>2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7348000" calcext:value-type="float">
            <text:p>27348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67799" calcext:value-type="float">
            <text:p>0.0367799</text:p>
          </table:table-cell>
          <table:table-cell table:number-columns-repeated="4"/>
          <table:table-cell office:value-type="float" office:value="89488.73" calcext:value-type="float">
            <text:p>89488.73</text:p>
          </table:table-cell>
          <table:table-cell office:value-type="float" office:value="0" calcext:value-type="float">
            <text:p>0</text:p>
          </table:table-cell>
          <table:table-cell office:value-type="float" office:value="89488.73" calcext:value-type="float">
            <text:p>89488.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48000" calcext:value-type="float">
            <text:p>2734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3" calcext:value-type="float">
            <text:p>20160623</text:p>
          </table:table-cell>
          <table:table-cell office:value-type="float" office:value="34500000" calcext:value-type="float">
            <text:p>34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102.5" calcext:value-type="float">
            <text:p>19102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2" calcext:value-type="float">
            <text:p>306941022</text:p>
          </table:table-cell>
          <table:table-cell office:value-type="float" office:value="22" calcext:value-type="float">
            <text:p>2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4999000" calcext:value-type="float">
            <text:p>24999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17" calcext:value-type="float">
            <text:p>0.0417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403799" calcext:value-type="float">
            <text:p>0.0403799</text:p>
          </table:table-cell>
          <table:table-cell table:number-columns-repeated="4"/>
          <table:table-cell office:value-type="float" office:value="89767.24" calcext:value-type="float">
            <text:p>89767.24</text:p>
          </table:table-cell>
          <table:table-cell office:value-type="float" office:value="0" calcext:value-type="float">
            <text:p>0</text:p>
          </table:table-cell>
          <table:table-cell office:value-type="float" office:value="89767.24" calcext:value-type="float">
            <text:p>89767.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99000" calcext:value-type="float">
            <text:p>2499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4" calcext:value-type="float">
            <text:p>20160614</text:p>
          </table:table-cell>
          <table:table-cell office:value-type="float" office:value="40000000" calcext:value-type="float">
            <text:p>40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1" calcext:value-type="float">
            <text:p>306941021</text:p>
          </table:table-cell>
          <table:table-cell office:value-type="float" office:value="21" calcext:value-type="float">
            <text:p>2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4999000" calcext:value-type="float">
            <text:p>24999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37799" calcext:value-type="float">
            <text:p>0.0337799</text:p>
          </table:table-cell>
          <table:table-cell table:number-columns-repeated="4"/>
          <table:table-cell office:value-type="float" office:value="75990.02" calcext:value-type="float">
            <text:p>75990.02</text:p>
          </table:table-cell>
          <table:table-cell office:value-type="float" office:value="0" calcext:value-type="float">
            <text:p>0</text:p>
          </table:table-cell>
          <table:table-cell office:value-type="float" office:value="75990.02" calcext:value-type="float">
            <text:p>7599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99000" calcext:value-type="float">
            <text:p>2499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27" calcext:value-type="float">
            <text:p>20160527</text:p>
          </table:table-cell>
          <table:table-cell office:value-type="float" office:value="32500000" calcext:value-type="float">
            <text:p>32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460" calcext:value-type="float">
            <text:p>1846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3" calcext:value-type="float">
            <text:p>306941023</text:p>
          </table:table-cell>
          <table:table-cell office:value-type="float" office:value="23" calcext:value-type="float">
            <text:p>23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3300000" calcext:value-type="float">
            <text:p>233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08" calcext:value-type="float">
            <text:p>0.0408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95799" calcext:value-type="float">
            <text:p>0.0395799</text:p>
          </table:table-cell>
          <table:table-cell table:number-columns-repeated="4"/>
          <table:table-cell office:value-type="float" office:value="81860.67" calcext:value-type="float">
            <text:p>81860.67</text:p>
          </table:table-cell>
          <table:table-cell office:value-type="float" office:value="0" calcext:value-type="float">
            <text:p>0</text:p>
          </table:table-cell>
          <table:table-cell office:value-type="float" office:value="81860.67" calcext:value-type="float">
            <text:p>81860.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00000" calcext:value-type="float">
            <text:p>233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4" calcext:value-type="float">
            <text:p>20160624</text:p>
          </table:table-cell>
          <table:table-cell office:value-type="float" office:value="32100000" calcext:value-type="float">
            <text:p>321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600" calcext:value-type="float">
            <text:p>126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4" calcext:value-type="float">
            <text:p>306941024</text:p>
          </table:table-cell>
          <table:table-cell office:value-type="float" office:value="24" calcext:value-type="float">
            <text:p>2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1918000" calcext:value-type="float">
            <text:p>21918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15" calcext:value-type="float">
            <text:p>0.0415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401799" calcext:value-type="float">
            <text:p>0.0401799</text:p>
          </table:table-cell>
          <table:table-cell table:number-columns-repeated="4"/>
          <table:table-cell office:value-type="float" office:value="78326.41" calcext:value-type="float">
            <text:p>78326.41</text:p>
          </table:table-cell>
          <table:table-cell office:value-type="float" office:value="0" calcext:value-type="float">
            <text:p>0</text:p>
          </table:table-cell>
          <table:table-cell office:value-type="float" office:value="78326.41" calcext:value-type="float">
            <text:p>78326.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918000" calcext:value-type="float">
            <text:p>2191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9" calcext:value-type="float">
            <text:p>20160609</text:p>
          </table:table-cell>
          <table:table-cell office:value-type="float" office:value="27430000" calcext:value-type="float">
            <text:p>2743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8453" calcext:value-type="float">
            <text:p>2084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5" calcext:value-type="float">
            <text:p>306941025</text:p>
          </table:table-cell>
          <table:table-cell office:value-type="float" office:value="25" calcext:value-type="float">
            <text:p>2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1700000" calcext:value-type="float">
            <text:p>217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9" calcext:value-type="float">
            <text:p>0.036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56799" calcext:value-type="float">
            <text:p>0.0356799</text:p>
          </table:table-cell>
          <table:table-cell table:number-columns-repeated="4"/>
          <table:table-cell office:value-type="float" office:value="68951.75" calcext:value-type="float">
            <text:p>68951.75</text:p>
          </table:table-cell>
          <table:table-cell office:value-type="float" office:value="0" calcext:value-type="float">
            <text:p>0</text:p>
          </table:table-cell>
          <table:table-cell office:value-type="float" office:value="68951.75" calcext:value-type="float">
            <text:p>68951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00000" calcext:value-type="float">
            <text:p>217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1" calcext:value-type="float">
            <text:p>20160621</text:p>
          </table:table-cell>
          <table:table-cell office:value-type="float" office:value="31000000" calcext:value-type="float">
            <text:p>31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6" calcext:value-type="float">
            <text:p>306941026</text:p>
          </table:table-cell>
          <table:table-cell office:value-type="float" office:value="26" calcext:value-type="float">
            <text:p>26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1413000" calcext:value-type="float">
            <text:p>21413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5" calcext:value-type="float">
            <text:p>0.0395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81799" calcext:value-type="float">
            <text:p>0.0381799</text:p>
          </table:table-cell>
          <table:table-cell table:number-columns-repeated="4"/>
          <table:table-cell office:value-type="float" office:value="72833.94" calcext:value-type="float">
            <text:p>72833.94</text:p>
          </table:table-cell>
          <table:table-cell office:value-type="float" office:value="0" calcext:value-type="float">
            <text:p>0</text:p>
          </table:table-cell>
          <table:table-cell office:value-type="float" office:value="72833.94" calcext:value-type="float">
            <text:p>72833.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413000" calcext:value-type="float">
            <text:p>214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8" calcext:value-type="float">
            <text:p>20160708</text:p>
          </table:table-cell>
          <table:table-cell office:value-type="float" office:value="30700000" calcext:value-type="float">
            <text:p>307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95" calcext:value-type="float">
            <text:p>1039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7" calcext:value-type="float">
            <text:p>306941027</text:p>
          </table:table-cell>
          <table:table-cell office:value-type="float" office:value="27" calcext:value-type="float">
            <text:p>2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1375000" calcext:value-type="float">
            <text:p>2137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6" calcext:value-type="float">
            <text:p>0.0386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72799" calcext:value-type="float">
            <text:p>0.0372799</text:p>
          </table:table-cell>
          <table:table-cell table:number-columns-repeated="4"/>
          <table:table-cell office:value-type="float" office:value="71048.12" calcext:value-type="float">
            <text:p>71048.12</text:p>
          </table:table-cell>
          <table:table-cell office:value-type="float" office:value="0" calcext:value-type="float">
            <text:p>0</text:p>
          </table:table-cell>
          <table:table-cell office:value-type="float" office:value="71048.12" calcext:value-type="float">
            <text:p>71048.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75000" calcext:value-type="float">
            <text:p>2137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7" calcext:value-type="float">
            <text:p>20160617</text:p>
          </table:table-cell>
          <table:table-cell office:value-type="float" office:value="28600000" calcext:value-type="float">
            <text:p>286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79288" calcext:value-type="float">
            <text:p>3792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8" calcext:value-type="float">
            <text:p>306941028</text:p>
          </table:table-cell>
          <table:table-cell office:value-type="float" office:value="28" calcext:value-type="float">
            <text:p>28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0970000" calcext:value-type="float">
            <text:p>2097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3" calcext:value-type="float">
            <text:p>0.0373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60799" calcext:value-type="float">
            <text:p>0.0360799</text:p>
          </table:table-cell>
          <table:table-cell table:number-columns-repeated="4"/>
          <table:table-cell office:value-type="float" office:value="67354.48" calcext:value-type="float">
            <text:p>67354.48</text:p>
          </table:table-cell>
          <table:table-cell office:value-type="float" office:value="0" calcext:value-type="float">
            <text:p>0</text:p>
          </table:table-cell>
          <table:table-cell office:value-type="float" office:value="67354.48" calcext:value-type="float">
            <text:p>67354.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970000" calcext:value-type="float">
            <text:p>2097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9" calcext:value-type="float">
            <text:p>20160629</text:p>
          </table:table-cell>
          <table:table-cell office:value-type="float" office:value="27970000" calcext:value-type="float">
            <text:p>2797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49" calcext:value-type="float">
            <text:p>804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29" calcext:value-type="float">
            <text:p>306941029</text:p>
          </table:table-cell>
          <table:table-cell office:value-type="float" office:value="29" calcext:value-type="float">
            <text:p>29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0560000" calcext:value-type="float">
            <text:p>2056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9" calcext:value-type="float">
            <text:p>0.036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56799" calcext:value-type="float">
            <text:p>0.0356799</text:p>
          </table:table-cell>
          <table:table-cell table:number-columns-repeated="4"/>
          <table:table-cell office:value-type="float" office:value="65329.4" calcext:value-type="float">
            <text:p>65329.4</text:p>
          </table:table-cell>
          <table:table-cell office:value-type="float" office:value="0" calcext:value-type="float">
            <text:p>0</text:p>
          </table:table-cell>
          <table:table-cell office:value-type="float" office:value="65329.4" calcext:value-type="float">
            <text:p>6532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560000" calcext:value-type="float">
            <text:p>2056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8" calcext:value-type="float">
            <text:p>20160628</text:p>
          </table:table-cell>
          <table:table-cell office:value-type="float" office:value="25700000" calcext:value-type="float">
            <text:p>257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56714" calcext:value-type="float">
            <text:p>8567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4" calcext:value-type="float">
            <text:p>306941004</text:p>
          </table:table-cell>
          <table:table-cell office:value-type="float" office:value="4" calcext:value-type="float">
            <text:p>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20400000" calcext:value-type="float">
            <text:p>204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1" calcext:value-type="float">
            <text:p>0.0391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5799" calcext:value-type="float">
            <text:p>0.0375799</text:p>
          </table:table-cell>
          <table:table-cell table:number-columns-repeated="4"/>
          <table:table-cell office:value-type="float" office:value="68685.67" calcext:value-type="float">
            <text:p>68685.67</text:p>
          </table:table-cell>
          <table:table-cell office:value-type="float" office:value="0" calcext:value-type="float">
            <text:p>0</text:p>
          </table:table-cell>
          <table:table-cell office:value-type="float" office:value="68685.67" calcext:value-type="float">
            <text:p>68685.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400000" calcext:value-type="float">
            <text:p>204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6" calcext:value-type="float">
            <text:p>20160516</text:p>
          </table:table-cell>
          <table:table-cell office:value-type="float" office:value="27325000" calcext:value-type="float">
            <text:p>2732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1717" calcext:value-type="float">
            <text:p>2417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0" calcext:value-type="float">
            <text:p>306941030</text:p>
          </table:table-cell>
          <table:table-cell office:value-type="float" office:value="30" calcext:value-type="float">
            <text:p>3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9520000" calcext:value-type="float">
            <text:p>1952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4" calcext:value-type="float">
            <text:p>0.0364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50799" calcext:value-type="float">
            <text:p>0.0350799</text:p>
          </table:table-cell>
          <table:table-cell table:number-columns-repeated="4"/>
          <table:table-cell office:value-type="float" office:value="61184.36" calcext:value-type="float">
            <text:p>61184.36</text:p>
          </table:table-cell>
          <table:table-cell office:value-type="float" office:value="0" calcext:value-type="float">
            <text:p>0</text:p>
          </table:table-cell>
          <table:table-cell office:value-type="float" office:value="61184.36" calcext:value-type="float">
            <text:p>61184.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20000" calcext:value-type="float">
            <text:p>1952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412" calcext:value-type="float">
            <text:p>20160412</text:p>
          </table:table-cell>
          <table:table-cell office:value-type="float" office:value="28325000" calcext:value-type="float">
            <text:p>2832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02" calcext:value-type="float">
            <text:p>107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1" calcext:value-type="float">
            <text:p>306941031</text:p>
          </table:table-cell>
          <table:table-cell office:value-type="float" office:value="31" calcext:value-type="float">
            <text:p>3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9513000" calcext:value-type="float">
            <text:p>19513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4" calcext:value-type="float">
            <text:p>0.0364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50799" calcext:value-type="float">
            <text:p>0.0350799</text:p>
          </table:table-cell>
          <table:table-cell table:number-columns-repeated="4"/>
          <table:table-cell office:value-type="float" office:value="61162.41" calcext:value-type="float">
            <text:p>61162.41</text:p>
          </table:table-cell>
          <table:table-cell office:value-type="float" office:value="0" calcext:value-type="float">
            <text:p>0</text:p>
          </table:table-cell>
          <table:table-cell office:value-type="float" office:value="61162.41" calcext:value-type="float">
            <text:p>61162.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13000" calcext:value-type="float">
            <text:p>195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412" calcext:value-type="float">
            <text:p>20160412</text:p>
          </table:table-cell>
          <table:table-cell office:value-type="float" office:value="28275000" calcext:value-type="float">
            <text:p>2827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54" calcext:value-type="float">
            <text:p>107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2" calcext:value-type="float">
            <text:p>306941032</text:p>
          </table:table-cell>
          <table:table-cell office:value-type="float" office:value="32" calcext:value-type="float">
            <text:p>3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9245000" calcext:value-type="float">
            <text:p>1924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8" calcext:value-type="float">
            <text:p>0.0388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4201" calcext:value-type="float">
            <text:p>0.0014201</text:p>
          </table:table-cell>
          <table:table-cell table:number-columns-repeated="5"/>
          <table:table-cell office:value-type="float" office:value="0.0373799" calcext:value-type="float">
            <text:p>0.0373799</text:p>
          </table:table-cell>
          <table:table-cell table:number-columns-repeated="4"/>
          <table:table-cell office:value-type="float" office:value="64299.68" calcext:value-type="float">
            <text:p>64299.68</text:p>
          </table:table-cell>
          <table:table-cell office:value-type="float" office:value="0" calcext:value-type="float">
            <text:p>0</text:p>
          </table:table-cell>
          <table:table-cell office:value-type="float" office:value="64299.68" calcext:value-type="float">
            <text:p>64299.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45000" calcext:value-type="float">
            <text:p>1924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8" calcext:value-type="float">
            <text:p>20160628</text:p>
          </table:table-cell>
          <table:table-cell office:value-type="float" office:value="27500000" calcext:value-type="float">
            <text:p>27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3" calcext:value-type="float">
            <text:p>306941033</text:p>
          </table:table-cell>
          <table:table-cell office:value-type="float" office:value="33" calcext:value-type="float">
            <text:p>33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9200000" calcext:value-type="float">
            <text:p>192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1" calcext:value-type="float">
            <text:p>0.0361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4201" calcext:value-type="float">
            <text:p>0.0014201</text:p>
          </table:table-cell>
          <table:table-cell table:number-columns-repeated="5"/>
          <table:table-cell office:value-type="float" office:value="0.0346799" calcext:value-type="float">
            <text:p>0.0346799</text:p>
          </table:table-cell>
          <table:table-cell table:number-columns-repeated="4"/>
          <table:table-cell office:value-type="float" office:value="59685.33" calcext:value-type="float">
            <text:p>59685.33</text:p>
          </table:table-cell>
          <table:table-cell office:value-type="float" office:value="0" calcext:value-type="float">
            <text:p>0</text:p>
          </table:table-cell>
          <table:table-cell office:value-type="float" office:value="59685.33" calcext:value-type="float">
            <text:p>59685.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00000" calcext:value-type="float">
            <text:p>192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3" calcext:value-type="float">
            <text:p>20160603</text:p>
          </table:table-cell>
          <table:table-cell office:value-type="float" office:value="24000000" calcext:value-type="float">
            <text:p>24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955.61" calcext:value-type="float">
            <text:p>26955.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4" calcext:value-type="float">
            <text:p>306941034</text:p>
          </table:table-cell>
          <table:table-cell office:value-type="float" office:value="34" calcext:value-type="float">
            <text:p>3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9000000" calcext:value-type="float">
            <text:p>190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89799" calcext:value-type="float">
            <text:p>0.0389799</text:p>
          </table:table-cell>
          <table:table-cell table:number-columns-repeated="4"/>
          <table:table-cell office:value-type="float" office:value="65935.28" calcext:value-type="float">
            <text:p>65935.28</text:p>
          </table:table-cell>
          <table:table-cell office:value-type="float" office:value="0" calcext:value-type="float">
            <text:p>0</text:p>
          </table:table-cell>
          <table:table-cell office:value-type="float" office:value="65935.28" calcext:value-type="float">
            <text:p>65935.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00000" calcext:value-type="float">
            <text:p>19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7" calcext:value-type="float">
            <text:p>20160707</text:p>
          </table:table-cell>
          <table:table-cell office:value-type="float" office:value="24300000" calcext:value-type="float">
            <text:p>243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196" calcext:value-type="float">
            <text:p>141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5" calcext:value-type="float">
            <text:p>306941035</text:p>
          </table:table-cell>
          <table:table-cell office:value-type="float" office:value="35" calcext:value-type="float">
            <text:p>3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8500000" calcext:value-type="float">
            <text:p>185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9" calcext:value-type="float">
            <text:p>0.0369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55799" calcext:value-type="float">
            <text:p>0.0355799</text:p>
          </table:table-cell>
          <table:table-cell table:number-columns-repeated="4"/>
          <table:table-cell office:value-type="float" office:value="58783.75" calcext:value-type="float">
            <text:p>58783.75</text:p>
          </table:table-cell>
          <table:table-cell office:value-type="float" office:value="0" calcext:value-type="float">
            <text:p>0</text:p>
          </table:table-cell>
          <table:table-cell office:value-type="float" office:value="58783.75" calcext:value-type="float">
            <text:p>5878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00000" calcext:value-type="float">
            <text:p>185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1" calcext:value-type="float">
            <text:p>20160711</text:p>
          </table:table-cell>
          <table:table-cell office:value-type="float" office:value="24700000" calcext:value-type="float">
            <text:p>247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1604.59" calcext:value-type="float">
            <text:p>981604.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7" calcext:value-type="float">
            <text:p>306941037</text:p>
          </table:table-cell>
          <table:table-cell office:value-type="float" office:value="37" calcext:value-type="float">
            <text:p>3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6950000" calcext:value-type="float">
            <text:p>1695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59" calcext:value-type="float">
            <text:p>0.035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7201" calcext:value-type="float">
            <text:p>0.0017201</text:p>
          </table:table-cell>
          <table:table-cell table:number-columns-repeated="5"/>
          <table:table-cell office:value-type="float" office:value="0.0341799" calcext:value-type="float">
            <text:p>0.0341799</text:p>
          </table:table-cell>
          <table:table-cell table:number-columns-repeated="4"/>
          <table:table-cell office:value-type="float" office:value="52399.04" calcext:value-type="float">
            <text:p>52399.04</text:p>
          </table:table-cell>
          <table:table-cell office:value-type="float" office:value="0" calcext:value-type="float">
            <text:p>0</text:p>
          </table:table-cell>
          <table:table-cell office:value-type="float" office:value="52399.04" calcext:value-type="float">
            <text:p>52399.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50000" calcext:value-type="float">
            <text:p>169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6" calcext:value-type="float">
            <text:p>20160616</text:p>
          </table:table-cell>
          <table:table-cell office:value-type="float" office:value="22600000" calcext:value-type="float">
            <text:p>226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486" calcext:value-type="float">
            <text:p>154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6" calcext:value-type="float">
            <text:p>306941036</text:p>
          </table:table-cell>
          <table:table-cell office:value-type="float" office:value="36" calcext:value-type="float">
            <text:p>36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16930178.37" calcext:value-type="float">
            <text:p>16930178.37</text:p>
          </table:table-cell>
          <table:table-cell office:value-type="float" office:value="16908042.68" calcext:value-type="float">
            <text:p>16908042.68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15" calcext:value-type="float">
            <text:p>0.0415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401799" calcext:value-type="float">
            <text:p>0.0401799</text:p>
          </table:table-cell>
          <table:table-cell table:number-columns-repeated="4"/>
          <table:table-cell office:value-type="float" office:value="60501.87" calcext:value-type="float">
            <text:p>60501.87</text:p>
          </table:table-cell>
          <table:table-cell office:value-type="float" office:value="22135.69" calcext:value-type="float">
            <text:p>22135.69</text:p>
          </table:table-cell>
          <table:table-cell office:value-type="float" office:value="82637.56" calcext:value-type="float">
            <text:p>82637.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08042.68" calcext:value-type="float">
            <text:p>16908042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22" calcext:value-type="float">
            <text:p>20160722</text:p>
          </table:table-cell>
          <table:table-cell office:value-type="float" office:value="23200000" calcext:value-type="float">
            <text:p>232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47" calcext:value-type="float">
            <text:p>76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7" calcext:value-type="float">
            <text:p>306941017</text:p>
          </table:table-cell>
          <table:table-cell office:value-type="float" office:value="17" calcext:value-type="float">
            <text:p>1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6771000" calcext:value-type="float">
            <text:p>16771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7" calcext:value-type="float">
            <text:p>0.0397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09201" calcext:value-type="float">
            <text:p>0.0009201</text:p>
          </table:table-cell>
          <table:table-cell table:number-columns-repeated="5"/>
          <table:table-cell office:value-type="float" office:value="0.0387799" calcext:value-type="float">
            <text:p>0.0387799</text:p>
          </table:table-cell>
          <table:table-cell table:number-columns-repeated="4"/>
          <table:table-cell office:value-type="float" office:value="57333.53" calcext:value-type="float">
            <text:p>57333.53</text:p>
          </table:table-cell>
          <table:table-cell office:value-type="float" office:value="0" calcext:value-type="float">
            <text:p>0</text:p>
          </table:table-cell>
          <table:table-cell office:value-type="float" office:value="57333.53" calcext:value-type="float">
            <text:p>57333.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1000" calcext:value-type="float">
            <text:p>1677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3" calcext:value-type="float">
            <text:p>20160603</text:p>
          </table:table-cell>
          <table:table-cell office:value-type="float" office:value="29100000" calcext:value-type="float">
            <text:p>291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5107" calcext:value-type="float">
            <text:p>651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5" calcext:value-type="float">
            <text:p>306941005</text:p>
          </table:table-cell>
          <table:table-cell office:value-type="float" office:value="5" calcext:value-type="float">
            <text:p>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6728000" calcext:value-type="float">
            <text:p>16728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1" calcext:value-type="float">
            <text:p>0.0391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5799" calcext:value-type="float">
            <text:p>0.0375799</text:p>
          </table:table-cell>
          <table:table-cell table:number-columns-repeated="4"/>
          <table:table-cell office:value-type="float" office:value="56322.25" calcext:value-type="float">
            <text:p>56322.25</text:p>
          </table:table-cell>
          <table:table-cell office:value-type="float" office:value="0" calcext:value-type="float">
            <text:p>0</text:p>
          </table:table-cell>
          <table:table-cell office:value-type="float" office:value="56322.25" calcext:value-type="float">
            <text:p>56322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28000" calcext:value-type="float">
            <text:p>1672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6" calcext:value-type="float">
            <text:p>20160516</text:p>
          </table:table-cell>
          <table:table-cell office:value-type="float" office:value="21025000" calcext:value-type="float">
            <text:p>2102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8381" calcext:value-type="float">
            <text:p>1783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8" calcext:value-type="float">
            <text:p>306941038</text:p>
          </table:table-cell>
          <table:table-cell office:value-type="float" office:value="38" calcext:value-type="float">
            <text:p>38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6279000" calcext:value-type="float">
            <text:p>16279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9" calcext:value-type="float">
            <text:p>0.037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4201" calcext:value-type="float">
            <text:p>0.0014201</text:p>
          </table:table-cell>
          <table:table-cell table:number-columns-repeated="5"/>
          <table:table-cell office:value-type="float" office:value="0.0364799" calcext:value-type="float">
            <text:p>0.0364799</text:p>
          </table:table-cell>
          <table:table-cell table:number-columns-repeated="4"/>
          <table:table-cell office:value-type="float" office:value="53128.33" calcext:value-type="float">
            <text:p>53128.33</text:p>
          </table:table-cell>
          <table:table-cell office:value-type="float" office:value="0" calcext:value-type="float">
            <text:p>0</text:p>
          </table:table-cell>
          <table:table-cell office:value-type="float" office:value="53128.33" calcext:value-type="float">
            <text:p>53128.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279000" calcext:value-type="float">
            <text:p>1627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2" calcext:value-type="float">
            <text:p>20160622</text:p>
          </table:table-cell>
          <table:table-cell office:value-type="float" office:value="20800000" calcext:value-type="float">
            <text:p>208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453.99" calcext:value-type="float">
            <text:p>10453.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39" calcext:value-type="float">
            <text:p>306941039</text:p>
          </table:table-cell>
          <table:table-cell office:value-type="float" office:value="39" calcext:value-type="float">
            <text:p>39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15157955.4" calcext:value-type="float">
            <text:p>15157955.4</text:p>
          </table:table-cell>
          <table:table-cell office:value-type="float" office:value="15136525.76" calcext:value-type="float">
            <text:p>15136525.76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8" calcext:value-type="float">
            <text:p>0.0378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64799" calcext:value-type="float">
            <text:p>0.0364799</text:p>
          </table:table-cell>
          <table:table-cell table:number-columns-repeated="4"/>
          <table:table-cell office:value-type="float" office:value="49339.14" calcext:value-type="float">
            <text:p>49339.14</text:p>
          </table:table-cell>
          <table:table-cell office:value-type="float" office:value="21429.64" calcext:value-type="float">
            <text:p>21429.64</text:p>
          </table:table-cell>
          <table:table-cell office:value-type="float" office:value="70768.78" calcext:value-type="float">
            <text:p>70768.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36525.76" calcext:value-type="float">
            <text:p>15136525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4" calcext:value-type="float">
            <text:p>20160614</text:p>
          </table:table-cell>
          <table:table-cell office:value-type="float" office:value="20310000" calcext:value-type="float">
            <text:p>2031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6" calcext:value-type="float">
            <text:p>306941006</text:p>
          </table:table-cell>
          <table:table-cell office:value-type="float" office:value="6" calcext:value-type="float">
            <text:p>6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5096000" calcext:value-type="float">
            <text:p>15096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1" calcext:value-type="float">
            <text:p>0.0391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5799" calcext:value-type="float">
            <text:p>0.0375799</text:p>
          </table:table-cell>
          <table:table-cell table:number-columns-repeated="4"/>
          <table:table-cell office:value-type="float" office:value="50827.39" calcext:value-type="float">
            <text:p>50827.39</text:p>
          </table:table-cell>
          <table:table-cell office:value-type="float" office:value="0" calcext:value-type="float">
            <text:p>0</text:p>
          </table:table-cell>
          <table:table-cell office:value-type="float" office:value="50827.39" calcext:value-type="float">
            <text:p>50827.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96000" calcext:value-type="float">
            <text:p>15096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6" calcext:value-type="float">
            <text:p>20160516</text:p>
          </table:table-cell>
          <table:table-cell office:value-type="float" office:value="19150000" calcext:value-type="float">
            <text:p>191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9793" calcext:value-type="float">
            <text:p>1997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0" calcext:value-type="float">
            <text:p>306941040</text:p>
          </table:table-cell>
          <table:table-cell office:value-type="float" office:value="40" calcext:value-type="float">
            <text:p>4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4210000" calcext:value-type="float">
            <text:p>1421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2" calcext:value-type="float">
            <text:p>0.0382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68799" calcext:value-type="float">
            <text:p>0.0368799</text:p>
          </table:table-cell>
          <table:table-cell table:number-columns-repeated="4"/>
          <table:table-cell office:value-type="float" office:value="46743.01" calcext:value-type="float">
            <text:p>46743.01</text:p>
          </table:table-cell>
          <table:table-cell office:value-type="float" office:value="0" calcext:value-type="float">
            <text:p>0</text:p>
          </table:table-cell>
          <table:table-cell office:value-type="float" office:value="46743.01" calcext:value-type="float">
            <text:p>46743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10000" calcext:value-type="float">
            <text:p>142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8" calcext:value-type="float">
            <text:p>20160628</text:p>
          </table:table-cell>
          <table:table-cell office:value-type="float" office:value="20400000" calcext:value-type="float">
            <text:p>204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12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1" calcext:value-type="float">
            <text:p>306941041</text:p>
          </table:table-cell>
          <table:table-cell office:value-type="float" office:value="41" calcext:value-type="float">
            <text:p>4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3125000" calcext:value-type="float">
            <text:p>1312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3" calcext:value-type="float">
            <text:p>0.0383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67799" calcext:value-type="float">
            <text:p>0.0367799</text:p>
          </table:table-cell>
          <table:table-cell table:number-columns-repeated="4"/>
          <table:table-cell office:value-type="float" office:value="43286.98" calcext:value-type="float">
            <text:p>43286.98</text:p>
          </table:table-cell>
          <table:table-cell office:value-type="float" office:value="0" calcext:value-type="float">
            <text:p>0</text:p>
          </table:table-cell>
          <table:table-cell office:value-type="float" office:value="43286.98" calcext:value-type="float">
            <text:p>43286.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125000" calcext:value-type="float">
            <text:p>1312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30" calcext:value-type="float">
            <text:p>20160630</text:p>
          </table:table-cell>
          <table:table-cell office:value-type="float" office:value="17600000" calcext:value-type="float">
            <text:p>176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776" calcext:value-type="float">
            <text:p>137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2" calcext:value-type="float">
            <text:p>306941042</text:p>
          </table:table-cell>
          <table:table-cell office:value-type="float" office:value="42" calcext:value-type="float">
            <text:p>4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2670000" calcext:value-type="float">
            <text:p>1267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84799" calcext:value-type="float">
            <text:p>0.0384799</text:p>
          </table:table-cell>
          <table:table-cell table:number-columns-repeated="4"/>
          <table:table-cell office:value-type="float" office:value="43641.11" calcext:value-type="float">
            <text:p>43641.11</text:p>
          </table:table-cell>
          <table:table-cell office:value-type="float" office:value="0" calcext:value-type="float">
            <text:p>0</text:p>
          </table:table-cell>
          <table:table-cell office:value-type="float" office:value="43641.11" calcext:value-type="float">
            <text:p>43641.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70000" calcext:value-type="float">
            <text:p>1267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1" calcext:value-type="float">
            <text:p>20160711</text:p>
          </table:table-cell>
          <table:table-cell office:value-type="float" office:value="18100000" calcext:value-type="float">
            <text:p>181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69" calcext:value-type="float">
            <text:p>84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3" calcext:value-type="float">
            <text:p>306941043</text:p>
          </table:table-cell>
          <table:table-cell office:value-type="float" office:value="43" calcext:value-type="float">
            <text:p>43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1802000" calcext:value-type="float">
            <text:p>11802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4" calcext:value-type="float">
            <text:p>0.0364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50799" calcext:value-type="float">
            <text:p>0.0350799</text:p>
          </table:table-cell>
          <table:table-cell table:number-columns-repeated="4"/>
          <table:table-cell office:value-type="float" office:value="36992.71" calcext:value-type="float">
            <text:p>36992.71</text:p>
          </table:table-cell>
          <table:table-cell office:value-type="float" office:value="0" calcext:value-type="float">
            <text:p>0</text:p>
          </table:table-cell>
          <table:table-cell office:value-type="float" office:value="36992.71" calcext:value-type="float">
            <text:p>36992.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2000" calcext:value-type="float">
            <text:p>1180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412" calcext:value-type="float">
            <text:p>20160412</text:p>
          </table:table-cell>
          <table:table-cell office:value-type="float" office:value="16875000" calcext:value-type="float">
            <text:p>1687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6666" calcext:value-type="float">
            <text:p>1166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4" calcext:value-type="float">
            <text:p>306941044</text:p>
          </table:table-cell>
          <table:table-cell office:value-type="float" office:value="44" calcext:value-type="float">
            <text:p>4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1529000" calcext:value-type="float">
            <text:p>11529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9" calcext:value-type="float">
            <text:p>0.038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3799" calcext:value-type="float">
            <text:p>0.0373799</text:p>
          </table:table-cell>
          <table:table-cell table:number-columns-repeated="4"/>
          <table:table-cell office:value-type="float" office:value="38618.95" calcext:value-type="float">
            <text:p>38618.95</text:p>
          </table:table-cell>
          <table:table-cell office:value-type="float" office:value="0" calcext:value-type="float">
            <text:p>0</text:p>
          </table:table-cell>
          <table:table-cell office:value-type="float" office:value="38618.95" calcext:value-type="float">
            <text:p>38618.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29000" calcext:value-type="float">
            <text:p>1152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3" calcext:value-type="float">
            <text:p>20160713</text:p>
          </table:table-cell>
          <table:table-cell office:value-type="float" office:value="14475000" calcext:value-type="float">
            <text:p>1447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788.76" calcext:value-type="float">
            <text:p>11788.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18" calcext:value-type="float">
            <text:p>306941018</text:p>
          </table:table-cell>
          <table:table-cell office:value-type="float" office:value="18" calcext:value-type="float">
            <text:p>18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1347000" calcext:value-type="float">
            <text:p>11347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7" calcext:value-type="float">
            <text:p>0.0397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09201" calcext:value-type="float">
            <text:p>0.0009201</text:p>
          </table:table-cell>
          <table:table-cell table:number-columns-repeated="5"/>
          <table:table-cell office:value-type="float" office:value="0.0387799" calcext:value-type="float">
            <text:p>0.0387799</text:p>
          </table:table-cell>
          <table:table-cell table:number-columns-repeated="4"/>
          <table:table-cell office:value-type="float" office:value="38790.98" calcext:value-type="float">
            <text:p>38790.98</text:p>
          </table:table-cell>
          <table:table-cell office:value-type="float" office:value="0" calcext:value-type="float">
            <text:p>0</text:p>
          </table:table-cell>
          <table:table-cell office:value-type="float" office:value="38790.98" calcext:value-type="float">
            <text:p>38790.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47000" calcext:value-type="float">
            <text:p>1134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3" calcext:value-type="float">
            <text:p>20160603</text:p>
          </table:table-cell>
          <table:table-cell office:value-type="float" office:value="19400000" calcext:value-type="float">
            <text:p>194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538.5" calcext:value-type="float">
            <text:p>106538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5" calcext:value-type="float">
            <text:p>306941045</text:p>
          </table:table-cell>
          <table:table-cell office:value-type="float" office:value="45" calcext:value-type="float">
            <text:p>4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0679000" calcext:value-type="float">
            <text:p>10679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3" calcext:value-type="float">
            <text:p>0.0373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57799" calcext:value-type="float">
            <text:p>0.0357799</text:p>
          </table:table-cell>
          <table:table-cell table:number-columns-repeated="4"/>
          <table:table-cell office:value-type="float" office:value="34300.35" calcext:value-type="float">
            <text:p>34300.35</text:p>
          </table:table-cell>
          <table:table-cell office:value-type="float" office:value="0" calcext:value-type="float">
            <text:p>0</text:p>
          </table:table-cell>
          <table:table-cell office:value-type="float" office:value="34300.35" calcext:value-type="float">
            <text:p>34300.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79000" calcext:value-type="float">
            <text:p>1067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2" calcext:value-type="float">
            <text:p>20160712</text:p>
          </table:table-cell>
          <table:table-cell office:value-type="float" office:value="16600000" calcext:value-type="float">
            <text:p>166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6" calcext:value-type="float">
            <text:p>306941046</text:p>
          </table:table-cell>
          <table:table-cell office:value-type="float" office:value="46" calcext:value-type="float">
            <text:p>46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10590819.75" calcext:value-type="float">
            <text:p>10590819.75</text:p>
          </table:table-cell>
          <table:table-cell office:value-type="float" office:value="10576793.56" calcext:value-type="float">
            <text:p>10576793.56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09" calcext:value-type="float">
            <text:p>0.0409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4201" calcext:value-type="float">
            <text:p>0.0014201</text:p>
          </table:table-cell>
          <table:table-cell table:number-columns-repeated="5"/>
          <table:table-cell office:value-type="float" office:value="0.0394799" calcext:value-type="float">
            <text:p>0.0394799</text:p>
          </table:table-cell>
          <table:table-cell table:number-columns-repeated="4"/>
          <table:table-cell office:value-type="float" office:value="37300.28" calcext:value-type="float">
            <text:p>37300.28</text:p>
          </table:table-cell>
          <table:table-cell office:value-type="float" office:value="14026.19" calcext:value-type="float">
            <text:p>14026.19</text:p>
          </table:table-cell>
          <table:table-cell office:value-type="float" office:value="51326.47" calcext:value-type="float">
            <text:p>51326.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76793.56" calcext:value-type="float">
            <text:p>1057679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8" calcext:value-type="float">
            <text:p>20160708</text:p>
          </table:table-cell>
          <table:table-cell office:value-type="float" office:value="14180000" calcext:value-type="float">
            <text:p>1418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6410" calcext:value-type="float">
            <text:p>1064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7" calcext:value-type="float">
            <text:p>306941047</text:p>
          </table:table-cell>
          <table:table-cell office:value-type="float" office:value="47" calcext:value-type="float">
            <text:p>4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10440000" calcext:value-type="float">
            <text:p>1044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2" calcext:value-type="float">
            <text:p>0.0392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6799" calcext:value-type="float">
            <text:p>0.0376799</text:p>
          </table:table-cell>
          <table:table-cell table:number-columns-repeated="4"/>
          <table:table-cell office:value-type="float" office:value="35240.8" calcext:value-type="float">
            <text:p>35240.8</text:p>
          </table:table-cell>
          <table:table-cell office:value-type="float" office:value="0" calcext:value-type="float">
            <text:p>0</text:p>
          </table:table-cell>
          <table:table-cell office:value-type="float" office:value="35240.8" calcext:value-type="float">
            <text:p>35240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40000" calcext:value-type="float">
            <text:p>1044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4" calcext:value-type="float">
            <text:p>20160624</text:p>
          </table:table-cell>
          <table:table-cell office:value-type="float" office:value="13050000" calcext:value-type="float">
            <text:p>130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7056" calcext:value-type="float">
            <text:p>1570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8" calcext:value-type="float">
            <text:p>306941048</text:p>
          </table:table-cell>
          <table:table-cell office:value-type="float" office:value="48" calcext:value-type="float">
            <text:p>48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9939985.78" calcext:value-type="float">
            <text:p>9939985.78</text:p>
          </table:table-cell>
          <table:table-cell office:value-type="float" office:value="9925364.58" calcext:value-type="float">
            <text:p>9925364.58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1" calcext:value-type="float">
            <text:p>0.0361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6201" calcext:value-type="float">
            <text:p>0.0016201</text:p>
          </table:table-cell>
          <table:table-cell table:number-columns-repeated="5"/>
          <table:table-cell office:value-type="float" office:value="0.0344799" calcext:value-type="float">
            <text:p>0.0344799</text:p>
          </table:table-cell>
          <table:table-cell table:number-columns-repeated="4"/>
          <table:table-cell office:value-type="float" office:value="30899.55" calcext:value-type="float">
            <text:p>30899.55</text:p>
          </table:table-cell>
          <table:table-cell office:value-type="float" office:value="14621.2" calcext:value-type="float">
            <text:p>14621.2</text:p>
          </table:table-cell>
          <table:table-cell office:value-type="float" office:value="45520.75" calcext:value-type="float">
            <text:p>4552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25364.58" calcext:value-type="float">
            <text:p>992536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5" calcext:value-type="float">
            <text:p>20160615</text:p>
          </table:table-cell>
          <table:table-cell office:value-type="float" office:value="18525000" calcext:value-type="float">
            <text:p>18525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068" calcext:value-type="float">
            <text:p>250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49" calcext:value-type="float">
            <text:p>306941049</text:p>
          </table:table-cell>
          <table:table-cell office:value-type="float" office:value="49" calcext:value-type="float">
            <text:p>49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9914812.26" calcext:value-type="float">
            <text:p>9914812.26</text:p>
          </table:table-cell>
          <table:table-cell office:value-type="float" office:value="9901183.11" calcext:value-type="float">
            <text:p>9901183.11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9" calcext:value-type="float">
            <text:p>0.0389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3799" calcext:value-type="float">
            <text:p>0.0373799</text:p>
          </table:table-cell>
          <table:table-cell table:number-columns-repeated="4"/>
          <table:table-cell office:value-type="float" office:value="33211.87" calcext:value-type="float">
            <text:p>33211.87</text:p>
          </table:table-cell>
          <table:table-cell office:value-type="float" office:value="13629.15" calcext:value-type="float">
            <text:p>13629.15</text:p>
          </table:table-cell>
          <table:table-cell office:value-type="float" office:value="46841.02" calcext:value-type="float">
            <text:p>46841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01183.11" calcext:value-type="float">
            <text:p>9901183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28" calcext:value-type="float">
            <text:p>20160728</text:p>
          </table:table-cell>
          <table:table-cell office:value-type="float" office:value="13300000" calcext:value-type="float">
            <text:p>133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0" calcext:value-type="float">
            <text:p>306941050</text:p>
          </table:table-cell>
          <table:table-cell office:value-type="float" office:value="50" calcext:value-type="float">
            <text:p>5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9600000" calcext:value-type="float">
            <text:p>96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07" calcext:value-type="float">
            <text:p>0.0407</text:p>
          </table:table-cell>
          <table:table-cell office:value-type="float" office:value="20260301" calcext:value-type="float">
            <text:p>20260301</text:p>
          </table:table-cell>
          <table:table-cell office:value-type="float" office:value="0.0016201" calcext:value-type="float">
            <text:p>0.0016201</text:p>
          </table:table-cell>
          <table:table-cell table:number-columns-repeated="5"/>
          <table:table-cell office:value-type="float" office:value="0.0390799" calcext:value-type="float">
            <text:p>0.0390799</text:p>
          </table:table-cell>
          <table:table-cell table:number-columns-repeated="4"/>
          <table:table-cell office:value-type="float" office:value="33645.33" calcext:value-type="float">
            <text:p>33645.33</text:p>
          </table:table-cell>
          <table:table-cell office:value-type="float" office:value="0" calcext:value-type="float">
            <text:p>0</text:p>
          </table:table-cell>
          <table:table-cell office:value-type="float" office:value="33645.33" calcext:value-type="float">
            <text:p>33645.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00000" calcext:value-type="float">
            <text:p>96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107" calcext:value-type="float">
            <text:p>20160107</text:p>
          </table:table-cell>
          <table:table-cell office:value-type="float" office:value="12840000" calcext:value-type="float">
            <text:p>1284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5322.92" calcext:value-type="float">
            <text:p>135322.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07" calcext:value-type="float">
            <text:p>306941007</text:p>
          </table:table-cell>
          <table:table-cell office:value-type="float" office:value="7" calcext:value-type="float">
            <text:p>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8976000" calcext:value-type="float">
            <text:p>8976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1" calcext:value-type="float">
            <text:p>0.0391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5201" calcext:value-type="float">
            <text:p>0.0015201</text:p>
          </table:table-cell>
          <table:table-cell table:number-columns-repeated="5"/>
          <table:table-cell office:value-type="float" office:value="0.0375799" calcext:value-type="float">
            <text:p>0.0375799</text:p>
          </table:table-cell>
          <table:table-cell table:number-columns-repeated="4"/>
          <table:table-cell office:value-type="float" office:value="30221.69" calcext:value-type="float">
            <text:p>30221.69</text:p>
          </table:table-cell>
          <table:table-cell office:value-type="float" office:value="0" calcext:value-type="float">
            <text:p>0</text:p>
          </table:table-cell>
          <table:table-cell office:value-type="float" office:value="30221.69" calcext:value-type="float">
            <text:p>30221.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76000" calcext:value-type="float">
            <text:p>8976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6" calcext:value-type="float">
            <text:p>20160516</text:p>
          </table:table-cell>
          <table:table-cell office:value-type="float" office:value="11350000" calcext:value-type="float">
            <text:p>113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1418" calcext:value-type="float">
            <text:p>614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1" calcext:value-type="float">
            <text:p>306941051</text:p>
          </table:table-cell>
          <table:table-cell office:value-type="float" office:value="51" calcext:value-type="float">
            <text:p>51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7950000" calcext:value-type="float">
            <text:p>795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7" calcext:value-type="float">
            <text:p>0.036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348799" calcext:value-type="float">
            <text:p>0.0348799</text:p>
          </table:table-cell>
          <table:table-cell table:number-columns-repeated="4"/>
          <table:table-cell office:value-type="float" office:value="25124.21" calcext:value-type="float">
            <text:p>25124.21</text:p>
          </table:table-cell>
          <table:table-cell office:value-type="float" office:value="0" calcext:value-type="float">
            <text:p>0</text:p>
          </table:table-cell>
          <table:table-cell office:value-type="float" office:value="25124.21" calcext:value-type="float">
            <text:p>25124.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50000" calcext:value-type="float">
            <text:p>79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5" calcext:value-type="float">
            <text:p>20160705</text:p>
          </table:table-cell>
          <table:table-cell office:value-type="float" office:value="11760000" calcext:value-type="float">
            <text:p>1176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2" calcext:value-type="float">
            <text:p>306941052</text:p>
          </table:table-cell>
          <table:table-cell office:value-type="float" office:value="52" calcext:value-type="float">
            <text:p>5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7700000" calcext:value-type="float">
            <text:p>77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7201" calcext:value-type="float">
            <text:p>0.0017201</text:p>
          </table:table-cell>
          <table:table-cell table:number-columns-repeated="5"/>
          <table:table-cell office:value-type="float" office:value="0.0382799" calcext:value-type="float">
            <text:p>0.0382799</text:p>
          </table:table-cell>
          <table:table-cell table:number-columns-repeated="4"/>
          <table:table-cell office:value-type="float" office:value="26522.22" calcext:value-type="float">
            <text:p>26522.22</text:p>
          </table:table-cell>
          <table:table-cell office:value-type="float" office:value="0" calcext:value-type="float">
            <text:p>0</text:p>
          </table:table-cell>
          <table:table-cell office:value-type="float" office:value="26522.22" calcext:value-type="float">
            <text:p>26522.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00000" calcext:value-type="float">
            <text:p>77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5" calcext:value-type="float">
            <text:p>20160715</text:p>
          </table:table-cell>
          <table:table-cell office:value-type="float" office:value="12800000" calcext:value-type="float">
            <text:p>128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41.66" calcext:value-type="float">
            <text:p>1541.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3" calcext:value-type="float">
            <text:p>306941053</text:p>
          </table:table-cell>
          <table:table-cell office:value-type="float" office:value="53" calcext:value-type="float">
            <text:p>53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7111604.85" calcext:value-type="float">
            <text:p>7111604.85</text:p>
          </table:table-cell>
          <table:table-cell office:value-type="float" office:value="7103134.68" calcext:value-type="float">
            <text:p>7103134.68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75" calcext:value-type="float">
            <text:p>0.0475</text:p>
          </table:table-cell>
          <table:table-cell office:value-type="float" office:value="20260201" calcext:value-type="float">
            <text:p>202602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456799" calcext:value-type="float">
            <text:p>0.0456799</text:p>
          </table:table-cell>
          <table:table-cell table:number-columns-repeated="4"/>
          <table:table-cell office:value-type="float" office:value="29088.44" calcext:value-type="float">
            <text:p>29088.44</text:p>
          </table:table-cell>
          <table:table-cell office:value-type="float" office:value="8470.17" calcext:value-type="float">
            <text:p>8470.17</text:p>
          </table:table-cell>
          <table:table-cell office:value-type="float" office:value="37558.61" calcext:value-type="float">
            <text:p>37558.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03134.68" calcext:value-type="float">
            <text:p>7103134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51119" calcext:value-type="float">
            <text:p>20151119</text:p>
          </table:table-cell>
          <table:table-cell office:value-type="float" office:value="9760000" calcext:value-type="float">
            <text:p>976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7100" calcext:value-type="float">
            <text:p>371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4" calcext:value-type="float">
            <text:p>306941054</text:p>
          </table:table-cell>
          <table:table-cell office:value-type="float" office:value="54" calcext:value-type="float">
            <text:p>5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1" calcext:value-type="float">
            <text:p>0.0391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372799" calcext:value-type="float">
            <text:p>0.0372799</text:p>
          </table:table-cell>
          <table:table-cell table:number-columns-repeated="4"/>
          <table:table-cell office:value-type="float" office:value="22726.88" calcext:value-type="float">
            <text:p>22726.88</text:p>
          </table:table-cell>
          <table:table-cell office:value-type="float" office:value="0" calcext:value-type="float">
            <text:p>0</text:p>
          </table:table-cell>
          <table:table-cell office:value-type="float" office:value="22726.88" calcext:value-type="float">
            <text:p>22726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50000" calcext:value-type="float">
            <text:p>67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0" calcext:value-type="float">
            <text:p>20160620</text:p>
          </table:table-cell>
          <table:table-cell office:value-type="float" office:value="9100000" calcext:value-type="float">
            <text:p>91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5" calcext:value-type="float">
            <text:p>306941055</text:p>
          </table:table-cell>
          <table:table-cell office:value-type="float" office:value="55" calcext:value-type="float">
            <text:p>55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6400000" calcext:value-type="float">
            <text:p>64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47" calcext:value-type="float">
            <text:p>0.034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328799" calcext:value-type="float">
            <text:p>0.0328799</text:p>
          </table:table-cell>
          <table:table-cell table:number-columns-repeated="4"/>
          <table:table-cell office:value-type="float" office:value="19123.56" calcext:value-type="float">
            <text:p>19123.56</text:p>
          </table:table-cell>
          <table:table-cell office:value-type="float" office:value="0" calcext:value-type="float">
            <text:p>0</text:p>
          </table:table-cell>
          <table:table-cell office:value-type="float" office:value="19123.56" calcext:value-type="float">
            <text:p>19123.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00000" calcext:value-type="float">
            <text:p>64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05" calcext:value-type="float">
            <text:p>20160705</text:p>
          </table:table-cell>
          <table:table-cell office:value-type="float" office:value="11480000" calcext:value-type="float">
            <text:p>1148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2812" calcext:value-type="float">
            <text:p>428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6" calcext:value-type="float">
            <text:p>306941056</text:p>
          </table:table-cell>
          <table:table-cell office:value-type="float" office:value="56" calcext:value-type="float">
            <text:p>56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5974406.62" calcext:value-type="float">
            <text:p>5974406.62</text:p>
          </table:table-cell>
          <table:table-cell office:value-type="float" office:value="5966255.67" calcext:value-type="float">
            <text:p>5966255.67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5" calcext:value-type="float">
            <text:p>0.0395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376799" calcext:value-type="float">
            <text:p>0.0376799</text:p>
          </table:table-cell>
          <table:table-cell table:number-columns-repeated="4"/>
          <table:table-cell office:value-type="float" office:value="20321.28" calcext:value-type="float">
            <text:p>20321.28</text:p>
          </table:table-cell>
          <table:table-cell office:value-type="float" office:value="8150.95" calcext:value-type="float">
            <text:p>8150.95</text:p>
          </table:table-cell>
          <table:table-cell office:value-type="float" office:value="28472.23" calcext:value-type="float">
            <text:p>28472.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66255.67" calcext:value-type="float">
            <text:p>5966255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714" calcext:value-type="float">
            <text:p>20160714</text:p>
          </table:table-cell>
          <table:table-cell office:value-type="float" office:value="10000000" calcext:value-type="float">
            <text:p>10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8" calcext:value-type="float">
            <text:p>306941058</text:p>
          </table:table-cell>
          <table:table-cell office:value-type="float" office:value="58" calcext:value-type="float">
            <text:p>58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5500000" calcext:value-type="float">
            <text:p>55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07" calcext:value-type="float">
            <text:p>0.0407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3201" calcext:value-type="float">
            <text:p>0.0013201</text:p>
          </table:table-cell>
          <table:table-cell table:number-columns-repeated="5"/>
          <table:table-cell office:value-type="float" office:value="0.0393799" calcext:value-type="float">
            <text:p>0.0393799</text:p>
          </table:table-cell>
          <table:table-cell table:number-columns-repeated="4"/>
          <table:table-cell office:value-type="float" office:value="19275.97" calcext:value-type="float">
            <text:p>19275.97</text:p>
          </table:table-cell>
          <table:table-cell office:value-type="float" office:value="0" calcext:value-type="float">
            <text:p>0</text:p>
          </table:table-cell>
          <table:table-cell office:value-type="float" office:value="19275.97" calcext:value-type="float">
            <text:p>19275.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00000" calcext:value-type="float">
            <text:p>55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2" calcext:value-type="float">
            <text:p>20160602</text:p>
          </table:table-cell>
          <table:table-cell office:value-type="float" office:value="7500000" calcext:value-type="float">
            <text:p>7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7" calcext:value-type="float">
            <text:p>306941057</text:p>
          </table:table-cell>
          <table:table-cell office:value-type="float" office:value="57" calcext:value-type="float">
            <text:p>57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5500000" calcext:value-type="float">
            <text:p>550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1" calcext:value-type="float">
            <text:p>0.0371</text:p>
          </table:table-cell>
          <table:table-cell office:value-type="float" office:value="20261001" calcext:value-type="float">
            <text:p>20261001</text:p>
          </table:table-cell>
          <table:table-cell office:value-type="float" office:value="0.0012201" calcext:value-type="float">
            <text:p>0.0012201</text:p>
          </table:table-cell>
          <table:table-cell table:number-columns-repeated="5"/>
          <table:table-cell office:value-type="float" office:value="0.0358799" calcext:value-type="float">
            <text:p>0.0358799</text:p>
          </table:table-cell>
          <table:table-cell table:number-columns-repeated="4"/>
          <table:table-cell office:value-type="float" office:value="17570.97" calcext:value-type="float">
            <text:p>17570.97</text:p>
          </table:table-cell>
          <table:table-cell office:value-type="float" office:value="0" calcext:value-type="float">
            <text:p>0</text:p>
          </table:table-cell>
          <table:table-cell office:value-type="float" office:value="17570.97" calcext:value-type="float">
            <text:p>17570.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00000" calcext:value-type="float">
            <text:p>55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0" calcext:value-type="float">
            <text:p>20160510</text:p>
          </table:table-cell>
          <table:table-cell office:value-type="float" office:value="11000000" calcext:value-type="float">
            <text:p>11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710" calcext:value-type="float">
            <text:p>67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59" calcext:value-type="float">
            <text:p>306941059</text:p>
          </table:table-cell>
          <table:table-cell office:value-type="float" office:value="59" calcext:value-type="float">
            <text:p>59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5091293.09" calcext:value-type="float">
            <text:p>5091293.09</text:p>
          </table:table-cell>
          <table:table-cell office:value-type="float" office:value="5082992.71" calcext:value-type="float">
            <text:p>5082992.71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03" calcext:value-type="float">
            <text:p>0.0303</text:p>
          </table:table-cell>
          <table:table-cell office:value-type="float" office:value="20261101" calcext:value-type="float">
            <text:p>20261101</text:p>
          </table:table-cell>
          <table:table-cell office:value-type="float" office:value="0.0018201" calcext:value-type="float">
            <text:p>0.0018201</text:p>
          </table:table-cell>
          <table:table-cell table:number-columns-repeated="5"/>
          <table:table-cell office:value-type="float" office:value="0.0284799" calcext:value-type="float">
            <text:p>0.0284799</text:p>
          </table:table-cell>
          <table:table-cell table:number-columns-repeated="4"/>
          <table:table-cell office:value-type="float" office:value="13284.03" calcext:value-type="float">
            <text:p>13284.03</text:p>
          </table:table-cell>
          <table:table-cell office:value-type="float" office:value="8300.38" calcext:value-type="float">
            <text:p>8300.38</text:p>
          </table:table-cell>
          <table:table-cell office:value-type="float" office:value="21584.41" calcext:value-type="float">
            <text:p>21584.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82992.71" calcext:value-type="float">
            <text:p>5082992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1" calcext:value-type="float">
            <text:p>20160621</text:p>
          </table:table-cell>
          <table:table-cell office:value-type="float" office:value="34000000" calcext:value-type="float">
            <text:p>34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0" calcext:value-type="float">
            <text:p>306941060</text:p>
          </table:table-cell>
          <table:table-cell office:value-type="float" office:value="60" calcext:value-type="float">
            <text:p>60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991000" calcext:value-type="float">
            <text:p>4991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4" calcext:value-type="float">
            <text:p>0.0374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9201" calcext:value-type="float">
            <text:p>0.0019201</text:p>
          </table:table-cell>
          <table:table-cell table:number-columns-repeated="5"/>
          <table:table-cell office:value-type="float" office:value="0.0354799" calcext:value-type="float">
            <text:p>0.0354799</text:p>
          </table:table-cell>
          <table:table-cell table:number-columns-repeated="4"/>
          <table:table-cell office:value-type="float" office:value="16073.79" calcext:value-type="float">
            <text:p>16073.79</text:p>
          </table:table-cell>
          <table:table-cell office:value-type="float" office:value="0" calcext:value-type="float">
            <text:p>0</text:p>
          </table:table-cell>
          <table:table-cell office:value-type="float" office:value="16073.79" calcext:value-type="float">
            <text:p>16073.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91000" calcext:value-type="float">
            <text:p>499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2" calcext:value-type="float">
            <text:p>20160512</text:p>
          </table:table-cell>
          <table:table-cell office:value-type="float" office:value="7130000" calcext:value-type="float">
            <text:p>713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6080.25" calcext:value-type="float">
            <text:p>96080.2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1" calcext:value-type="float">
            <text:p>306941061</text:p>
          </table:table-cell>
          <table:table-cell office:value-type="float" office:value="61" calcext:value-type="float">
            <text:p>61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4780323.13" calcext:value-type="float">
            <text:p>4780323.13</text:p>
          </table:table-cell>
          <table:table-cell office:value-type="float" office:value="4774086.41" calcext:value-type="float">
            <text:p>4774086.41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416" calcext:value-type="float">
            <text:p>0.0416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19201" calcext:value-type="float">
            <text:p>0.0019201</text:p>
          </table:table-cell>
          <table:table-cell table:number-columns-repeated="5"/>
          <table:table-cell office:value-type="float" office:value="0.0396799" calcext:value-type="float">
            <text:p>0.0396799</text:p>
          </table:table-cell>
          <table:table-cell table:number-columns-repeated="4"/>
          <table:table-cell office:value-type="float" office:value="17124.18" calcext:value-type="float">
            <text:p>17124.18</text:p>
          </table:table-cell>
          <table:table-cell office:value-type="float" office:value="6236.72" calcext:value-type="float">
            <text:p>6236.72</text:p>
          </table:table-cell>
          <table:table-cell office:value-type="float" office:value="23360.9" calcext:value-type="float">
            <text:p>23360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74086.41" calcext:value-type="float">
            <text:p>4774086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3" calcext:value-type="float">
            <text:p>20160623</text:p>
          </table:table-cell>
          <table:table-cell office:value-type="float" office:value="6000000" calcext:value-type="float">
            <text:p>60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2" calcext:value-type="float">
            <text:p>306941062</text:p>
          </table:table-cell>
          <table:table-cell office:value-type="float" office:value="62" calcext:value-type="float">
            <text:p>62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325000" calcext:value-type="float">
            <text:p>432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54" calcext:value-type="float">
            <text:p>0.0354</text:p>
          </table:table-cell>
          <table:table-cell office:value-type="float" office:value="20260701" calcext:value-type="float">
            <text:p>20260701</text:p>
          </table:table-cell>
          <table:table-cell office:value-type="float" office:value="0.0025201" calcext:value-type="float">
            <text:p>0.0025201</text:p>
          </table:table-cell>
          <table:table-cell table:number-columns-repeated="5"/>
          <table:table-cell office:value-type="float" office:value="0.0328799" calcext:value-type="float">
            <text:p>0.0328799</text:p>
          </table:table-cell>
          <table:table-cell table:number-columns-repeated="4"/>
          <table:table-cell office:value-type="float" office:value="13184.04" calcext:value-type="float">
            <text:p>13184.04</text:p>
          </table:table-cell>
          <table:table-cell office:value-type="float" office:value="0" calcext:value-type="float">
            <text:p>0</text:p>
          </table:table-cell>
          <table:table-cell office:value-type="float" office:value="13184.04" calcext:value-type="float">
            <text:p>13184.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25000" calcext:value-type="float">
            <text:p>432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3" calcext:value-type="float">
            <text:p>20160513</text:p>
          </table:table-cell>
          <table:table-cell office:value-type="float" office:value="5500000" calcext:value-type="float">
            <text:p>55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2187.5" calcext:value-type="float">
            <text:p>212187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3" calcext:value-type="float">
            <text:p>306941063</text:p>
          </table:table-cell>
          <table:table-cell office:value-type="float" office:value="63" calcext:value-type="float">
            <text:p>63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4160000" calcext:value-type="float">
            <text:p>4160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98" calcext:value-type="float">
            <text:p>0.0398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19201" calcext:value-type="float">
            <text:p>0.0019201</text:p>
          </table:table-cell>
          <table:table-cell table:number-columns-repeated="5"/>
          <table:table-cell office:value-type="float" office:value="0.0378799" calcext:value-type="float">
            <text:p>0.0378799</text:p>
          </table:table-cell>
          <table:table-cell table:number-columns-repeated="4"/>
          <table:table-cell office:value-type="float" office:value="14257.24" calcext:value-type="float">
            <text:p>14257.24</text:p>
          </table:table-cell>
          <table:table-cell office:value-type="float" office:value="0" calcext:value-type="float">
            <text:p>0</text:p>
          </table:table-cell>
          <table:table-cell office:value-type="float" office:value="14257.24" calcext:value-type="float">
            <text:p>14257.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60000" calcext:value-type="float">
            <text:p>416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328" calcext:value-type="float">
            <text:p>20160328</text:p>
          </table:table-cell>
          <table:table-cell office:value-type="float" office:value="5200000" calcext:value-type="float">
            <text:p>52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833.32" calcext:value-type="float">
            <text:p>10833.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4" calcext:value-type="float">
            <text:p>306941064</text:p>
          </table:table-cell>
          <table:table-cell office:value-type="float" office:value="64" calcext:value-type="float">
            <text:p>64</text:p>
          </table:table-cell>
          <table:table-cell office:value-type="float" office:value="20170125" calcext:value-type="float">
            <text:p>20170125</text:p>
          </table:table-cell>
          <table:table-cell table:number-columns-repeated="2" office:value-type="float" office:value="3465000" calcext:value-type="float">
            <text:p>3465000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29201" calcext:value-type="float">
            <text:p>0.0029201</text:p>
          </table:table-cell>
          <table:table-cell table:number-columns-repeated="5"/>
          <table:table-cell office:value-type="float" office:value="0.0350799" calcext:value-type="float">
            <text:p>0.0350799</text:p>
          </table:table-cell>
          <table:table-cell table:number-columns-repeated="4"/>
          <table:table-cell office:value-type="float" office:value="11338.25" calcext:value-type="float">
            <text:p>11338.25</text:p>
          </table:table-cell>
          <table:table-cell office:value-type="float" office:value="0" calcext:value-type="float">
            <text:p>0</text:p>
          </table:table-cell>
          <table:table-cell office:value-type="float" office:value="11338.25" calcext:value-type="float">
            <text:p>11338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5000" calcext:value-type="float">
            <text:p>346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516" calcext:value-type="float">
            <text:p>20160516</text:p>
          </table:table-cell>
          <table:table-cell office:value-type="float" office:value="4650000" calcext:value-type="float">
            <text:p>46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5" calcext:value-type="float">
            <text:p>306941065</text:p>
          </table:table-cell>
          <table:table-cell office:value-type="float" office:value="65" calcext:value-type="float">
            <text:p>65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3290657.71" calcext:value-type="float">
            <text:p>3290657.71</text:p>
          </table:table-cell>
          <table:table-cell office:value-type="float" office:value="3285954.66" calcext:value-type="float">
            <text:p>3285954.66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75" calcext:value-type="float">
            <text:p>0.0375</text:p>
          </table:table-cell>
          <table:table-cell office:value-type="float" office:value="20260801" calcext:value-type="float">
            <text:p>20260801</text:p>
          </table:table-cell>
          <table:table-cell office:value-type="float" office:value="0.0020201" calcext:value-type="float">
            <text:p>0.0020201</text:p>
          </table:table-cell>
          <table:table-cell table:number-columns-repeated="5"/>
          <table:table-cell office:value-type="float" office:value="0.0354799" calcext:value-type="float">
            <text:p>0.0354799</text:p>
          </table:table-cell>
          <table:table-cell table:number-columns-repeated="4"/>
          <table:table-cell office:value-type="float" office:value="10626.08" calcext:value-type="float">
            <text:p>10626.08</text:p>
          </table:table-cell>
          <table:table-cell office:value-type="float" office:value="4703.05" calcext:value-type="float">
            <text:p>4703.05</text:p>
          </table:table-cell>
          <table:table-cell office:value-type="float" office:value="15329.13" calcext:value-type="float">
            <text:p>15329.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85954.66" calcext:value-type="float">
            <text:p>3285954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15" calcext:value-type="float">
            <text:p>20160615</text:p>
          </table:table-cell>
          <table:table-cell office:value-type="float" office:value="5900000" calcext:value-type="float">
            <text:p>590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6" calcext:value-type="float">
            <text:p>306941066</text:p>
          </table:table-cell>
          <table:table-cell office:value-type="float" office:value="66" calcext:value-type="float">
            <text:p>66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2737081.42" calcext:value-type="float">
            <text:p>2737081.42</text:p>
          </table:table-cell>
          <table:table-cell office:value-type="float" office:value="2732924.17" calcext:value-type="float">
            <text:p>2732924.17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43" calcext:value-type="float">
            <text:p>0.0343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29201" calcext:value-type="float">
            <text:p>0.0029201</text:p>
          </table:table-cell>
          <table:table-cell table:number-columns-repeated="5"/>
          <table:table-cell office:value-type="float" office:value="0.0313799" calcext:value-type="float">
            <text:p>0.0313799</text:p>
          </table:table-cell>
          <table:table-cell table:number-columns-repeated="4"/>
          <table:table-cell office:value-type="float" office:value="8084.27" calcext:value-type="float">
            <text:p>8084.27</text:p>
          </table:table-cell>
          <table:table-cell office:value-type="float" office:value="4157.25" calcext:value-type="float">
            <text:p>4157.25</text:p>
          </table:table-cell>
          <table:table-cell office:value-type="float" office:value="12241.52" calcext:value-type="float">
            <text:p>12241.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2924.17" calcext:value-type="float">
            <text:p>2732924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09" calcext:value-type="float">
            <text:p>20160609</text:p>
          </table:table-cell>
          <table:table-cell office:value-type="float" office:value="4550000" calcext:value-type="float">
            <text:p>455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45" calcext:value-type="float">
            <text:p>51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  <table:table-row table:style-name="ro1">
          <table:table-cell office:value-type="string" calcext:value-type="string">
            <text:p>FREMF16K59</text:p>
          </table:table-cell>
          <table:table-cell/>
          <table:table-cell office:value-type="float" office:value="306941067" calcext:value-type="float">
            <text:p>306941067</text:p>
          </table:table-cell>
          <table:table-cell office:value-type="float" office:value="67" calcext:value-type="float">
            <text:p>67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1811743.84" calcext:value-type="float">
            <text:p>1811743.84</text:p>
          </table:table-cell>
          <table:table-cell office:value-type="float" office:value="1809096.44" calcext:value-type="float">
            <text:p>1809096.44</text:p>
          </table:table-cell>
          <table:table-cell office:value-type="float" office:value="20170101" calcext:value-type="float">
            <text:p>20170101</text:p>
          </table:table-cell>
          <table:table-cell/>
          <table:table-cell office:value-type="float" office:value="0.0362" calcext:value-type="float">
            <text:p>0.0362</text:p>
          </table:table-cell>
          <table:table-cell office:value-type="float" office:value="20260901" calcext:value-type="float">
            <text:p>20260901</text:p>
          </table:table-cell>
          <table:table-cell office:value-type="float" office:value="0.0022201" calcext:value-type="float">
            <text:p>0.0022201</text:p>
          </table:table-cell>
          <table:table-cell table:number-columns-repeated="5"/>
          <table:table-cell office:value-type="float" office:value="0.0339799" calcext:value-type="float">
            <text:p>0.0339799</text:p>
          </table:table-cell>
          <table:table-cell table:number-columns-repeated="4"/>
          <table:table-cell office:value-type="float" office:value="5647.61" calcext:value-type="float">
            <text:p>5647.61</text:p>
          </table:table-cell>
          <table:table-cell office:value-type="float" office:value="2647.4" calcext:value-type="float">
            <text:p>2647.4</text:p>
          </table:table-cell>
          <table:table-cell office:value-type="float" office:value="8295.01" calcext:value-type="float">
            <text:p>8295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9096.44" calcext:value-type="float">
            <text:p>1809096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2"/>
          <table:table-cell office:value-type="float" office:value="20160628" calcext:value-type="float">
            <text:p>20160628</text:p>
          </table:table-cell>
          <table:table-cell office:value-type="float" office:value="2840000" calcext:value-type="float">
            <text:p>2840000</text:p>
          </table:table-cell>
          <table:table-cell table:number-columns-repeated="7"/>
          <table:table-cell table:number-columns-repeated="3" office:value-type="float" office:value="20161129" calcext:value-type="float">
            <text:p>20161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REFC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6850" calcext:value-type="float">
            <text:p>20685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F</text:p>
          </table:table-cell>
          <table:table-cell office:value-type="string" calcext:value-type="string">
            <text:p>CWC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FREMF16K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74" meta:object-count="0"/>
    <meta:generator>LibreOffice/5.1.4.2$Linux_X86_64 LibreOffice_project/10m0$Build-2</meta:generator>
  </office:meta>
</office:document-meta>
</file>